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7.271cm" svg:height="4.093cm" svg:x="21.163cm" svg:y="0.027cm">
            <draw:object draw:notify-on-update-of-ranges="test.B1:test.B1 test.B2:test.B78 test.F1:test.F1 test.F2:test.F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146cm" svg:y="61.06cm">
            <draw:object draw:notify-on-update-of-ranges="test.B80:test.B80 test.B81:test.B170 test.F80:test.F80 test.F81:test.F1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office:value-type="string" calcext:value-type="string">
            <text:p>dist est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882481091466" calcext:value-type="float">
            <text:p>13.1882481091466</text:p>
          </table:table-cell>
          <table:table-cell table:number-columns-repeated="3" office:value-type="float" office:value="-86" calcext:value-type="float">
            <text:p>-86</text:p>
          </table:table-cell>
          <table:table-cell office:value-type="float" office:value="17.1132830416178" calcext:value-type="float">
            <text:p>17.1132830416178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.1951748496128" calcext:value-type="float">
            <text:p>13.1951748496128</text:p>
          </table:table-cell>
          <table:table-cell office:value-type="float" office:value="-72" calcext:value-type="float">
            <text:p>-72</text:p>
          </table:table-cell>
          <table:table-cell office:value-type="float" office:value="-80" calcext:value-type="float">
            <text:p>-80</text:p>
          </table:table-cell>
          <table:table-cell office:value-type="float" office:value="-85.94" calcext:value-type="float">
            <text:p>-85.94</text:p>
          </table:table-cell>
          <table:table-cell office:value-type="float" office:value="17.0346546482964" calcext:value-type="float">
            <text:p>17.0346546482964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3.203301818155" calcext:value-type="float">
            <text:p>13.203301818155</text:p>
          </table:table-cell>
          <table:table-cell office:value-type="float" office:value="-72" calcext:value-type="float">
            <text:p>-72</text:p>
          </table:table-cell>
          <table:table-cell office:value-type="float" office:value="-85" calcext:value-type="float">
            <text:p>-85</text:p>
          </table:table-cell>
          <table:table-cell office:value-type="float" office:value="-85.9306" calcext:value-type="float">
            <text:p>-85.9306</text:p>
          </table:table-cell>
          <table:table-cell office:value-type="float" office:value="17.0223689749606" calcext:value-type="float">
            <text:p>17.0223689749606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3.2045542452764" calcext:value-type="float">
            <text:p>13.2045542452764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.931294" calcext:value-type="float">
            <text:p>-85.931294</text:p>
          </table:table-cell>
          <table:table-cell office:value-type="float" office:value="17.0232757205905" calcext:value-type="float">
            <text:p>17.0232757205905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3.4060552618863" calcext:value-type="float">
            <text:p>13.406055261886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3198106" calcext:value-type="float">
            <text:p>-85.93198106</text:p>
          </table:table-cell>
          <table:table-cell office:value-type="float" office:value="17.0241734463424" calcext:value-type="float">
            <text:p>17.024173446342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4505016191502" calcext:value-type="float">
            <text:p>13.4505016191502</text:p>
          </table:table-cell>
          <table:table-cell office:value-type="float" office:value="-80" calcext:value-type="float">
            <text:p>-80</text:p>
          </table:table-cell>
          <table:table-cell office:value-type="float" office:value="-86" calcext:value-type="float">
            <text:p>-86</text:p>
          </table:table-cell>
          <table:table-cell office:value-type="float" office:value="-85.9326612494" calcext:value-type="float">
            <text:p>-85.9326612494</text:p>
          </table:table-cell>
          <table:table-cell office:value-type="float" office:value="17.0250622414708" calcext:value-type="float">
            <text:p>17.0250622414708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3.6148399812614" calcext:value-type="float">
            <text:p>13.6148399812614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933334636906" calcext:value-type="float">
            <text:p>-85.933334636906</text:p>
          </table:table-cell>
          <table:table-cell office:value-type="float" office:value="17.0259421943562" calcext:value-type="float">
            <text:p>17.0259421943562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3.735921115852" calcext:value-type="float">
            <text:p>13.73592111585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34001290537" calcext:value-type="float">
            <text:p>-85.934001290537</text:p>
          </table:table-cell>
          <table:table-cell office:value-type="float" office:value="17.0268133925139" calcext:value-type="float">
            <text:p>17.0268133925139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3.8952515987165" calcext:value-type="float">
            <text:p>13.895251598716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346612776316" calcext:value-type="float">
            <text:p>-85.9346612776316</text:p>
          </table:table-cell>
          <table:table-cell office:value-type="float" office:value="17.0276759226017" calcext:value-type="float">
            <text:p>17.0276759226017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3.9217225497717" calcext:value-type="float">
            <text:p>13.921722549771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353146648553" calcext:value-type="float">
            <text:p>-85.9353146648553</text:p>
          </table:table-cell>
          <table:table-cell office:value-type="float" office:value="17.0285298704288" calcext:value-type="float">
            <text:p>17.02852987042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9232088089189" calcext:value-type="float">
            <text:p>13.923208808918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9259615182067" calcext:value-type="float">
            <text:p>-85.9259615182067</text:p>
          </table:table-cell>
          <table:table-cell office:value-type="float" office:value="17.0163098070952" calcext:value-type="float">
            <text:p>17.0163098070952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3.6723305416698" calcext:value-type="float">
            <text:p>13.672330541669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267019030246" calcext:value-type="float">
            <text:p>-85.9267019030246</text:p>
          </table:table-cell>
          <table:table-cell office:value-type="float" office:value="17.0172768141944" calcext:value-type="float">
            <text:p>17.0172768141944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3.2326969566496" calcext:value-type="float">
            <text:p>13.2326969566496</text:p>
          </table:table-cell>
          <table:table-cell office:value-type="float" office:value="-75" calcext:value-type="float">
            <text:p>-75</text:p>
          </table:table-cell>
          <table:table-cell office:value-type="float" office:value="-87" calcext:value-type="float">
            <text:p>-87</text:p>
          </table:table-cell>
          <table:table-cell office:value-type="float" office:value="-85.9374348839944" calcext:value-type="float">
            <text:p>-85.9374348839944</text:p>
          </table:table-cell>
          <table:table-cell office:value-type="float" office:value="17.0313011968196" calcext:value-type="float">
            <text:p>17.0313011968196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3.0128297802073" calcext:value-type="float">
            <text:p>13.0128297802073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5.9680605351544" calcext:value-type="float">
            <text:p>-85.9680605351544</text:p>
          </table:table-cell>
          <table:table-cell office:value-type="float" office:value="17.0713821574985" calcext:value-type="float">
            <text:p>17.0713821574985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2.9857378280439" calcext:value-type="float">
            <text:p>12.9857378280439</text:p>
          </table:table-cell>
          <table:table-cell office:value-type="float" office:value="-83" calcext:value-type="float">
            <text:p>-83</text:p>
          </table:table-cell>
          <table:table-cell office:value-type="float" office:value="-89" calcext:value-type="float">
            <text:p>-89</text:p>
          </table:table-cell>
          <table:table-cell office:value-type="float" office:value="-85.9983799298029" calcext:value-type="float">
            <text:p>-85.9983799298029</text:p>
          </table:table-cell>
          <table:table-cell office:value-type="float" office:value="17.111155223026" calcext:value-type="float">
            <text:p>17.11115522302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9857378280439" calcext:value-type="float">
            <text:p>12.9857378280439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6.0283961305049" calcext:value-type="float">
            <text:p>-86.0283961305049</text:p>
          </table:table-cell>
          <table:table-cell office:value-type="float" office:value="17.1506218355275" calcext:value-type="float">
            <text:p>17.1506218355275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2.9992799969714" calcext:value-type="float">
            <text:p>12.9992799969714</text:p>
          </table:table-cell>
          <table:table-cell office:value-type="float" office:value="-97" calcext:value-type="float">
            <text:p>-97</text:p>
          </table:table-cell>
          <table:table-cell office:value-type="float" office:value="-87" calcext:value-type="float">
            <text:p>-87</text:p>
          </table:table-cell>
          <table:table-cell office:value-type="float" office:value="-86.0381121691998" calcext:value-type="float">
            <text:p>-86.0381121691998</text:p>
          </table:table-cell>
          <table:table-cell office:value-type="float" office:value="17.1634163993436" calcext:value-type="float">
            <text:p>17.1634163993436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3.1012187374909" calcext:value-type="float">
            <text:p>13.1012187374909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6.0477310475078" calcext:value-type="float">
            <text:p>-86.0477310475078</text:p>
          </table:table-cell>
          <table:table-cell office:value-type="float" office:value="17.1760924196956" calcext:value-type="float">
            <text:p>17.1760924196956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3.2288694260656" calcext:value-type="float">
            <text:p>13.2288694260656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.0372537370327" calcext:value-type="float">
            <text:p>-86.0372537370327</text:p>
          </table:table-cell>
          <table:table-cell office:value-type="float" office:value="17.1622855888006" calcext:value-type="float">
            <text:p>17.1622855888006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3.539623122296" calcext:value-type="float">
            <text:p>13.539623122296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6.0068811996624" calcext:value-type="float">
            <text:p>-86.0068811996624</text:p>
          </table:table-cell>
          <table:table-cell office:value-type="float" office:value="17.1223238365482" calcext:value-type="float">
            <text:p>17.122323836548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4590239571764" calcext:value-type="float">
            <text:p>13.4590239571764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5.9768123876658" calcext:value-type="float">
            <text:p>-85.9768123876658</text:p>
          </table:table-cell>
          <table:table-cell office:value-type="float" office:value="17.0828533609143" calcext:value-type="float">
            <text:p>17.0828533609143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3.3636336197952" calcext:value-type="float">
            <text:p>13.3636336197952</text:p>
          </table:table-cell>
          <table:table-cell office:value-type="float" office:value="-73" calcext:value-type="float">
            <text:p>-73</text:p>
          </table:table-cell>
          <table:table-cell office:value-type="float" office:value="-83" calcext:value-type="float">
            <text:p>-83</text:p>
          </table:table-cell>
          <table:table-cell office:value-type="float" office:value="-85.9470442637891" calcext:value-type="float">
            <text:p>-85.9470442637891</text:p>
          </table:table-cell>
          <table:table-cell office:value-type="float" office:value="17.0438672180206" calcext:value-type="float">
            <text:p>17.0438672180206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3.4175631473246" calcext:value-type="float">
            <text:p>13.417563147324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9375738211512" calcext:value-type="float">
            <text:p>-85.9375738211512</text:p>
          </table:table-cell>
          <table:table-cell office:value-type="float" office:value="17.0314828165332" calcext:value-type="float">
            <text:p>17.0314828165332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3.3811998568073" calcext:value-type="float">
            <text:p>13.3811998568073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.9381980829397" calcext:value-type="float">
            <text:p>-85.9381980829397</text:p>
          </table:table-cell>
          <table:table-cell office:value-type="float" office:value="17.0322988802168" calcext:value-type="float">
            <text:p>17.0322988802168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3.4629979111697" calcext:value-type="float">
            <text:p>13.4629979111697</text:p>
          </table:table-cell>
          <table:table-cell office:value-type="float" office:value="-83" calcext:value-type="float">
            <text:p>-83</text:p>
          </table:table-cell>
          <table:table-cell office:value-type="float" office:value="-88" calcext:value-type="float">
            <text:p>-88</text:p>
          </table:table-cell>
          <table:table-cell office:value-type="float" office:value="-85.9588161021103" calcext:value-type="float">
            <text:p>-85.9588161021103</text:p>
          </table:table-cell>
          <table:table-cell office:value-type="float" office:value="17.0592736856894" calcext:value-type="float">
            <text:p>17.059273685689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4618812621536" calcext:value-type="float">
            <text:p>13.4618812621536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5.9792279410892" calcext:value-type="float">
            <text:p>-85.9792279410892</text:p>
          </table:table-cell>
          <table:table-cell office:value-type="float" office:value="17.0860208253966" calcext:value-type="float">
            <text:p>17.0860208253966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3.4604097234686" calcext:value-type="float">
            <text:p>13.4604097234686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5.9894356616783" calcext:value-type="float">
            <text:p>-85.9894356616783</text:p>
          </table:table-cell>
          <table:table-cell office:value-type="float" office:value="17.0994124812163" calcext:value-type="float">
            <text:p>17.0994124812163</text:p>
          </table:table-cell>
          <table:table-cell table:number-columns-repeated="4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3.4426595712842" calcext:value-type="float">
            <text:p>13.4426595712842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6.0095413050615" calcext:value-type="float">
            <text:p>-86.0095413050615</text:p>
          </table:table-cell>
          <table:table-cell office:value-type="float" office:value="17.1258200691735" calcext:value-type="float">
            <text:p>17.1258200691735</text:p>
          </table:table-cell>
          <table:table-cell table:number-columns-repeated="4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3.4367449323999" calcext:value-type="float">
            <text:p>13.4367449323999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6.0194458920109" calcext:value-type="float">
            <text:p>-86.0194458920109</text:p>
          </table:table-cell>
          <table:table-cell office:value-type="float" office:value="17.1388441555136" calcext:value-type="float">
            <text:p>17.1388441555136</text:p>
          </table:table-cell>
          <table:table-cell table:number-columns-repeated="4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3.4330076218861" calcext:value-type="float">
            <text:p>13.433007621886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0192514330908" calcext:value-type="float">
            <text:p>-86.0192514330908</text:p>
          </table:table-cell>
          <table:table-cell office:value-type="float" office:value="17.1385883554828" calcext:value-type="float">
            <text:p>17.138588355482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172031034302" calcext:value-type="float">
            <text:p>13.4172031034302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6.0090589187599" calcext:value-type="float">
            <text:p>-86.0090589187599</text:p>
          </table:table-cell>
          <table:table-cell office:value-type="float" office:value="17.1251860056968" calcext:value-type="float">
            <text:p>17.1251860056968</text:p>
          </table:table-cell>
          <table:table-cell table:number-columns-repeated="4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3.4109342008776" calcext:value-type="float">
            <text:p>13.4109342008776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5.9989683295723" calcext:value-type="float">
            <text:p>-85.9989683295723</text:p>
          </table:table-cell>
          <table:table-cell office:value-type="float" office:value="17.1119280033673" calcext:value-type="float">
            <text:p>17.1119280033673</text:p>
          </table:table-cell>
          <table:table-cell table:number-columns-repeated="4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3.4102015321594" calcext:value-type="float">
            <text:p>13.4102015321594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5.9689786462766" calcext:value-type="float">
            <text:p>-85.9689786462766</text:p>
          </table:table-cell>
          <table:table-cell office:value-type="float" office:value="17.0725851797741" calcext:value-type="float">
            <text:p>17.072585179774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9912848671466" calcext:value-type="float">
            <text:p>12.9912848671466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85.9192888598138" calcext:value-type="float">
            <text:p>-85.9192888598138</text:p>
          </table:table-cell>
          <table:table-cell office:value-type="float" office:value="17.0075972125604" calcext:value-type="float">
            <text:p>17.0075972125604</text:p>
          </table:table-cell>
          <table:table-cell table:number-columns-repeated="4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2.9518227866774" calcext:value-type="float">
            <text:p>12.9518227866774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5.8700959712157" calcext:value-type="float">
            <text:p>-85.8700959712157</text:p>
          </table:table-cell>
          <table:table-cell office:value-type="float" office:value="16.9435028109231" calcext:value-type="float">
            <text:p>16.9435028109231</text:p>
          </table:table-cell>
          <table:table-cell table:number-columns-repeated="4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2.8909382879775" calcext:value-type="float">
            <text:p>12.890938287977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.8213950115035" calcext:value-type="float">
            <text:p>-85.8213950115035</text:p>
          </table:table-cell>
          <table:table-cell office:value-type="float" office:value="16.8802872897474" calcext:value-type="float">
            <text:p>16.8802872897474</text:p>
          </table:table-cell>
          <table:table-cell table:number-columns-repeated="4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2.7659506206874" calcext:value-type="float">
            <text:p>12.7659506206874</text:p>
          </table:table-cell>
          <table:table-cell office:value-type="float" office:value="-72" calcext:value-type="float">
            <text:p>-72</text:p>
          </table:table-cell>
          <table:table-cell office:value-type="float" office:value="-82" calcext:value-type="float">
            <text:p>-82</text:p>
          </table:table-cell>
          <table:table-cell office:value-type="float" office:value="-85.7831810613885" calcext:value-type="float">
            <text:p>-85.7831810613885</text:p>
          </table:table-cell>
          <table:table-cell office:value-type="float" office:value="16.8308494532877" calcext:value-type="float">
            <text:p>16.8308494532877</text:p>
          </table:table-cell>
          <table:table-cell table:number-columns-repeated="4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2.6377830000489" calcext:value-type="float">
            <text:p>12.6377830000489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5.7553492507746" calcext:value-type="float">
            <text:p>-85.7553492507746</text:p>
          </table:table-cell>
          <table:table-cell office:value-type="float" office:value="16.7949342648881" calcext:value-type="float">
            <text:p>16.794934264888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5211629760915" calcext:value-type="float">
            <text:p>12.521162976091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5.7277957582668" calcext:value-type="float">
            <text:p>-85.7277957582668</text:p>
          </table:table-cell>
          <table:table-cell office:value-type="float" office:value="16.7594537222321" calcext:value-type="float">
            <text:p>16.7594537222321</text:p>
          </table:table-cell>
          <table:table-cell table:number-columns-repeated="4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2.418354023749" calcext:value-type="float">
            <text:p>12.418354023749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5.6905178006842" calcext:value-type="float">
            <text:p>-85.6905178006842</text:p>
          </table:table-cell>
          <table:table-cell office:value-type="float" office:value="16.7115702923531" calcext:value-type="float">
            <text:p>16.7115702923531</text:p>
          </table:table-cell>
          <table:table-cell table:number-columns-repeated="4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2.3417415680069" calcext:value-type="float">
            <text:p>12.341741568006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.6536126226773" calcext:value-type="float">
            <text:p>-85.6536126226773</text:p>
          </table:table-cell>
          <table:table-cell office:value-type="float" office:value="16.6643004605139" calcext:value-type="float">
            <text:p>16.6643004605139</text:p>
          </table:table-cell>
          <table:table-cell table:number-columns-repeated="4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2.2645315692851" calcext:value-type="float">
            <text:p>12.2645315692851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5.6270764964505" calcext:value-type="float">
            <text:p>-85.6270764964505</text:p>
          </table:table-cell>
          <table:table-cell office:value-type="float" office:value="16.6303944375313" calcext:value-type="float">
            <text:p>16.6303944375313</text:p>
          </table:table-cell>
          <table:table-cell table:number-columns-repeated="4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2.1851460329569" calcext:value-type="float">
            <text:p>12.185146032956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.590805731486" calcext:value-type="float">
            <text:p>-85.590805731486</text:p>
          </table:table-cell>
          <table:table-cell office:value-type="float" office:value="16.5841617301437" calcext:value-type="float">
            <text:p>16.584161730143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1034750505694" calcext:value-type="float">
            <text:p>12.103475050569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5.5548976741712" calcext:value-type="float">
            <text:p>-85.5548976741712</text:p>
          </table:table-cell>
          <table:table-cell office:value-type="float" office:value="16.5385179570305" calcext:value-type="float">
            <text:p>16.5385179570305</text:p>
          </table:table-cell>
          <table:table-cell table:number-columns-repeated="4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2.0291655123026" calcext:value-type="float">
            <text:p>12.029165512302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5.5293486974295" calcext:value-type="float">
            <text:p>-85.5293486974295</text:p>
          </table:table-cell>
          <table:table-cell office:value-type="float" office:value="16.5061184212735" calcext:value-type="float">
            <text:p>16.5061184212735</text:p>
          </table:table-cell>
          <table:table-cell table:number-columns-repeated="4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1.9998082308757" calcext:value-type="float">
            <text:p>11.9998082308757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85.4940552104551" calcext:value-type="float">
            <text:p>-85.4940552104551</text:p>
          </table:table-cell>
          <table:table-cell office:value-type="float" office:value="16.4614659122339" calcext:value-type="float">
            <text:p>16.4614659122339</text:p>
          </table:table-cell>
          <table:table-cell table:number-columns-repeated="4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1.9521835012169" calcext:value-type="float">
            <text:p>11.952183501216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.4591146583506" calcext:value-type="float">
            <text:p>-85.4591146583506</text:p>
          </table:table-cell>
          <table:table-cell office:value-type="float" office:value="16.4173789178756" calcext:value-type="float">
            <text:p>16.4173789178756</text:p>
          </table:table-cell>
          <table:table-cell table:number-columns-repeated="4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1.8411716624302" calcext:value-type="float">
            <text:p>11.8411716624302</text:p>
          </table:table-cell>
          <table:table-cell office:value-type="float" office:value="-67" calcext:value-type="float">
            <text:p>-67</text:p>
          </table:table-cell>
          <table:table-cell office:value-type="float" office:value="-81" calcext:value-type="float">
            <text:p>-81</text:p>
          </table:table-cell>
          <table:table-cell office:value-type="float" office:value="-85.4145235117671" calcext:value-type="float">
            <text:p>-85.4145235117671</text:p>
          </table:table-cell>
          <table:table-cell office:value-type="float" office:value="16.3612865308739" calcext:value-type="float">
            <text:p>16.361286530873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7560248750321" calcext:value-type="float">
            <text:p>11.7560248750321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5.3703782766494" calcext:value-type="float">
            <text:p>-85.3703782766494</text:p>
          </table:table-cell>
          <table:table-cell office:value-type="float" office:value="16.3059438526391" calcext:value-type="float">
            <text:p>16.3059438526391</text:p>
          </table:table-cell>
          <table:table-cell table:number-columns-repeated="4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1.6721105464604" calcext:value-type="float">
            <text:p>11.6721105464604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5.3166744938829" calcext:value-type="float">
            <text:p>-85.3166744938829</text:p>
          </table:table-cell>
          <table:table-cell office:value-type="float" office:value="16.2388704253373" calcext:value-type="float">
            <text:p>16.2388704253373</text:p>
          </table:table-cell>
          <table:table-cell table:number-columns-repeated="4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1.5847687054717" calcext:value-type="float">
            <text:p>11.5847687054717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5.2635077489441" calcext:value-type="float">
            <text:p>-85.2635077489441</text:p>
          </table:table-cell>
          <table:table-cell office:value-type="float" office:value="16.1727395134326" calcext:value-type="float">
            <text:p>16.1727395134326</text:p>
          </table:table-cell>
          <table:table-cell table:number-columns-repeated="4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1.4858936390931" calcext:value-type="float">
            <text:p>11.485893639093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5.2108726714546" calcext:value-type="float">
            <text:p>-85.2108726714546</text:p>
          </table:table-cell>
          <table:table-cell office:value-type="float" office:value="16.107535198511" calcext:value-type="float">
            <text:p>16.107535198511</text:p>
          </table:table-cell>
          <table:table-cell table:number-columns-repeated="4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1.3705448967449" calcext:value-type="float">
            <text:p>11.370544896744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5.1587639447401" calcext:value-type="float">
            <text:p>-85.1587639447401</text:p>
          </table:table-cell>
          <table:table-cell office:value-type="float" office:value="16.0432418870442" calcext:value-type="float">
            <text:p>16.043241887044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2705548437138" calcext:value-type="float">
            <text:p>11.2705548437138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.1171763052927" calcext:value-type="float">
            <text:p>-85.1171763052927</text:p>
          </table:table-cell>
          <table:table-cell office:value-type="float" office:value="15.9921139944004" calcext:value-type="float">
            <text:p>15.9921139944004</text:p>
          </table:table-cell>
          <table:table-cell table:number-columns-repeated="4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1.1537235206792" calcext:value-type="float">
            <text:p>11.153723520679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.0760045422398" calcext:value-type="float">
            <text:p>-85.0760045422398</text:p>
          </table:table-cell>
          <table:table-cell office:value-type="float" office:value="15.9416578849366" calcext:value-type="float">
            <text:p>15.9416578849366</text:p>
          </table:table-cell>
          <table:table-cell table:number-columns-repeated="4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1.0629936946109" calcext:value-type="float">
            <text:p>11.0629936946109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5.0352444968174" calcext:value-type="float">
            <text:p>-85.0352444968174</text:p>
          </table:table-cell>
          <table:table-cell office:value-type="float" office:value="15.8918631504436" calcext:value-type="float">
            <text:p>15.8918631504436</text:p>
          </table:table-cell>
          <table:table-cell table:number-columns-repeated="4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0.9597659869468" calcext:value-type="float">
            <text:p>10.9597659869468</text:p>
          </table:table-cell>
          <table:table-cell office:value-type="float" office:value="-67" calcext:value-type="float">
            <text:p>-67</text:p>
          </table:table-cell>
          <table:table-cell office:value-type="float" office:value="-81" calcext:value-type="float">
            <text:p>-81</text:p>
          </table:table-cell>
          <table:table-cell office:value-type="float" office:value="-84.9948920518492" calcext:value-type="float">
            <text:p>-84.9948920518492</text:p>
          </table:table-cell>
          <table:table-cell office:value-type="float" office:value="15.8427195764866" calcext:value-type="float">
            <text:p>15.8427195764866</text:p>
          </table:table-cell>
          <table:table-cell table:number-columns-repeated="4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0.829275762493" calcext:value-type="float">
            <text:p>10.82927576249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4.9549431313307" calcext:value-type="float">
            <text:p>-84.9549431313307</text:p>
          </table:table-cell>
          <table:table-cell office:value-type="float" office:value="15.7942171381359" calcext:value-type="float">
            <text:p>15.794217138135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6848008189842" calcext:value-type="float">
            <text:p>10.6848008189842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84.8853937000174" calcext:value-type="float">
            <text:p>-84.8853937000174</text:p>
          </table:table-cell>
          <table:table-cell office:value-type="float" office:value="15.7101304049868" calcext:value-type="float">
            <text:p>15.7101304049868</text:p>
          </table:table-cell>
          <table:table-cell table:number-columns-repeated="4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0.5651091375474" calcext:value-type="float">
            <text:p>10.5651091375474</text:p>
          </table:table-cell>
          <table:table-cell office:value-type="float" office:value="-84" calcext:value-type="float">
            <text:p>-84</text:p>
          </table:table-cell>
          <table:table-cell office:value-type="float" office:value="-78" calcext:value-type="float">
            <text:p>-78</text:p>
          </table:table-cell>
          <table:table-cell office:value-type="float" office:value="-84.8165397630172" calcext:value-type="float">
            <text:p>-84.8165397630172</text:p>
          </table:table-cell>
          <table:table-cell office:value-type="float" office:value="15.6273255231855" calcext:value-type="float">
            <text:p>15.6273255231855</text:p>
          </table:table-cell>
          <table:table-cell table:number-columns-repeated="4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0.4697323447712" calcext:value-type="float">
            <text:p>10.4697323447712</text:p>
          </table:table-cell>
          <table:table-cell office:value-type="float" office:value="-66" calcext:value-type="float">
            <text:p>-66</text:p>
          </table:table-cell>
          <table:table-cell office:value-type="float" office:value="-78" calcext:value-type="float">
            <text:p>-78</text:p>
          </table:table-cell>
          <table:table-cell office:value-type="float" office:value="-84.7483743653871" calcext:value-type="float">
            <text:p>-84.7483743653871</text:p>
          </table:table-cell>
          <table:table-cell office:value-type="float" office:value="15.5457786204577" calcext:value-type="float">
            <text:p>15.5457786204577</text:p>
          </table:table-cell>
          <table:table-cell table:number-columns-repeated="4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0.3698886980053" calcext:value-type="float">
            <text:p>10.369888698005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84.6808906217332" calcext:value-type="float">
            <text:p>-84.6808906217332</text:p>
          </table:table-cell>
          <table:table-cell office:value-type="float" office:value="15.4654663624799" calcext:value-type="float">
            <text:p>15.4654663624799</text:p>
          </table:table-cell>
          <table:table-cell table:number-columns-repeated="4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0.2427615350623" calcext:value-type="float">
            <text:p>10.2427615350623</text:p>
          </table:table-cell>
          <table:table-cell office:value-type="float" office:value="-64" calcext:value-type="float">
            <text:p>-64</text:p>
          </table:table-cell>
          <table:table-cell office:value-type="float" office:value="-78" calcext:value-type="float">
            <text:p>-78</text:p>
          </table:table-cell>
          <table:table-cell office:value-type="float" office:value="-84.6140817155159" calcext:value-type="float">
            <text:p>-84.6140817155159</text:p>
          </table:table-cell>
          <table:table-cell office:value-type="float" office:value="15.3863659386758" calcext:value-type="float">
            <text:p>15.386365938675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1359529699683" calcext:value-type="float">
            <text:p>10.135952969968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84.5479408983607" calcext:value-type="float">
            <text:p>-84.5479408983607</text:p>
          </table:table-cell>
          <table:table-cell office:value-type="float" office:value="15.3084550484397" calcext:value-type="float">
            <text:p>15.3084550484397</text:p>
          </table:table-cell>
          <table:table-cell table:number-columns-repeated="4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0.0359220586857" calcext:value-type="float">
            <text:p>10.0359220586857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84.4924614893771" calcext:value-type="float">
            <text:p>-84.4924614893771</text:p>
          </table:table-cell>
          <table:table-cell office:value-type="float" office:value="15.2434071463301" calcext:value-type="float">
            <text:p>15.2434071463301</text:p>
          </table:table-cell>
          <table:table-cell table:number-columns-repeated="4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9.94012418173676" calcext:value-type="float">
            <text:p>9.94012418173676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4.4475368744833" calcext:value-type="float">
            <text:p>-84.4475368744833</text:p>
          </table:table-cell>
          <table:table-cell office:value-type="float" office:value="15.1909369948385" calcext:value-type="float">
            <text:p>15.1909369948385</text:p>
          </table:table-cell>
          <table:table-cell table:number-columns-repeated="4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9.85093061390451" calcext:value-type="float">
            <text:p>9.85093061390451</text:p>
          </table:table-cell>
          <table:table-cell office:value-type="float" office:value="-71" calcext:value-type="float">
            <text:p>-71</text:p>
          </table:table-cell>
          <table:table-cell office:value-type="float" office:value="-80" calcext:value-type="float">
            <text:p>-80</text:p>
          </table:table-cell>
          <table:table-cell office:value-type="float" office:value="-84.4030615057385" calcext:value-type="float">
            <text:p>-84.4030615057385</text:p>
          </table:table-cell>
          <table:table-cell office:value-type="float" office:value="15.1391694571106" calcext:value-type="float">
            <text:p>15.1391694571106</text:p>
          </table:table-cell>
          <table:table-cell table:number-columns-repeated="4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9.75180877215238" calcext:value-type="float">
            <text:p>9.75180877215238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4.3590308906811" calcext:value-type="float">
            <text:p>-84.3590308906811</text:p>
          </table:table-cell>
          <table:table-cell office:value-type="float" office:value="15.0880933723091" calcext:value-type="float">
            <text:p>15.088093372309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64443001421657" calcext:value-type="float">
            <text:p>9.64443001421657</text:p>
          </table:table-cell>
          <table:table-cell office:value-type="float" office:value="-82" calcext:value-type="float">
            <text:p>-82</text:p>
          </table:table-cell>
          <table:table-cell office:value-type="float" office:value="-76" calcext:value-type="float">
            <text:p>-76</text:p>
          </table:table-cell>
          <table:table-cell office:value-type="float" office:value="-84.2754405817743" calcext:value-type="float">
            <text:p>-84.2754405817743</text:p>
          </table:table-cell>
          <table:table-cell office:value-type="float" office:value="14.9916011518952" calcext:value-type="float">
            <text:p>14.9916011518952</text:p>
          </table:table-cell>
          <table:table-cell table:number-columns-repeated="4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9.54631078158045" calcext:value-type="float">
            <text:p>9.54631078158045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84.1926861759565" calcext:value-type="float">
            <text:p>-84.1926861759565</text:p>
          </table:table-cell>
          <table:table-cell office:value-type="float" office:value="14.8966817335888" calcext:value-type="float">
            <text:p>14.8966817335888</text:p>
          </table:table-cell>
          <table:table-cell table:number-columns-repeated="4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9.42558164874751" calcext:value-type="float">
            <text:p>9.4255816487475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84.110759314197" calcext:value-type="float">
            <text:p>-84.110759314197</text:p>
          </table:table-cell>
          <table:table-cell office:value-type="float" office:value="14.8033035201876" calcext:value-type="float">
            <text:p>14.8033035201876</text:p>
          </table:table-cell>
          <table:table-cell table:number-columns-repeated="4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9.33176338100271" calcext:value-type="float">
            <text:p>9.3317633810027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84.029651721055" calcext:value-type="float">
            <text:p>-84.029651721055</text:p>
          </table:table-cell>
          <table:table-cell office:value-type="float" office:value="14.7114356813627" calcext:value-type="float">
            <text:p>14.7114356813627</text:p>
          </table:table-cell>
          <table:table-cell table:number-columns-repeated="4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9.25095933066163" calcext:value-type="float">
            <text:p>9.25095933066163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office:value-type="float" office:value="-83.9493552038445" calcext:value-type="float">
            <text:p>-83.9493552038445</text:p>
          </table:table-cell>
          <table:table-cell office:value-type="float" office:value="14.6210481319566" calcext:value-type="float">
            <text:p>14.621048131956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15990660660439" calcext:value-type="float">
            <text:p>9.1599066066043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83.869861651806" calcext:value-type="float">
            <text:p>-83.869861651806</text:p>
          </table:table-cell>
          <table:table-cell office:value-type="float" office:value="14.5321115109764" calcext:value-type="float">
            <text:p>14.5321115109764</text:p>
          </table:table-cell>
          <table:table-cell table:number-columns-repeated="4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9.04849282309465" calcext:value-type="float">
            <text:p>9.0484928230946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83.781163035288" calcext:value-type="float">
            <text:p>-83.781163035288</text:p>
          </table:table-cell>
          <table:table-cell office:value-type="float" office:value="14.4335147767922" calcext:value-type="float">
            <text:p>14.4335147767922</text:p>
          </table:table-cell>
          <table:table-cell table:number-columns-repeated="4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8.94183664245315" calcext:value-type="float">
            <text:p>8.9418366424531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83.6933514049351" calcext:value-type="float">
            <text:p>-83.6933514049351</text:p>
          </table:table-cell>
          <table:table-cell office:value-type="float" office:value="14.3365629781425" calcext:value-type="float">
            <text:p>14.336562978142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86791827353268" calcext:value-type="float">
            <text:p>8.8679182735326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83.6064178908858" calcext:value-type="float">
            <text:p>-83.6064178908858</text:p>
          </table:table-cell>
          <table:table-cell office:value-type="float" office:value="14.2412222137203" calcext:value-type="float">
            <text:p>14.2412222137203</text:p>
          </table:table-cell>
          <table:table-cell table:number-columns-repeated="4"/>
        </table:table-row>
        <table:table-row table:style-name="ro1">
          <table:table-cell table:number-columns-repeated="6"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office:value-type="string" calcext:value-type="string">
            <text:p>dist est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279213510805" calcext:value-type="float">
            <text:p>12.027921351080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13.5935639087853" calcext:value-type="float">
            <text:p>13.5935639087853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.0944006291733" calcext:value-type="float">
            <text:p>12.0944006291733</text:p>
          </table:table-cell>
          <table:table-cell table:number-columns-repeated="3" office:value-type="float" office:value="-83" calcext:value-type="float">
            <text:p>-83</text:p>
          </table:table-cell>
          <table:table-cell office:value-type="float" office:value="13.5935639087853" calcext:value-type="float">
            <text:p>13.5935639087853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1.8782844944467" calcext:value-type="float">
            <text:p>11.8782844944467</text:p>
          </table:table-cell>
          <table:table-cell table:number-columns-repeated="3" office:value-type="float" office:value="-83" calcext:value-type="float">
            <text:p>-83</text:p>
          </table:table-cell>
          <table:table-cell office:value-type="float" office:value="13.5935639087853" calcext:value-type="float">
            <text:p>13.5935639087853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.7488835032911" calcext:value-type="float">
            <text:p>11.7488835032911</text:p>
          </table:table-cell>
          <table:table-cell table:number-columns-repeated="3" office:value-type="float" office:value="-83" calcext:value-type="float">
            <text:p>-83</text:p>
          </table:table-cell>
          <table:table-cell office:value-type="float" office:value="13.5935639087853" calcext:value-type="float">
            <text:p>13.5935639087853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.608728525541" calcext:value-type="float">
            <text:p>11.608728525541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13.5935639087853" calcext:value-type="float">
            <text:p>13.5935639087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6855579130505" calcext:value-type="float">
            <text:p>11.685557913050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01" calcext:value-type="float">
            <text:p>-83.01</text:p>
          </table:table-cell>
          <table:table-cell office:value-type="float" office:value="13.604001359665" calcext:value-type="float">
            <text:p>13.604001359665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.7386045942755" calcext:value-type="float">
            <text:p>11.738604594275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0199" calcext:value-type="float">
            <text:p>-83.0199</text:p>
          </table:table-cell>
          <table:table-cell office:value-type="float" office:value="13.6143423303195" calcext:value-type="float">
            <text:p>13.6143423303195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.8880991033212" calcext:value-type="float">
            <text:p>11.8880991033212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3.039701" calcext:value-type="float">
            <text:p>-83.039701</text:p>
          </table:table-cell>
          <table:table-cell office:value-type="float" office:value="13.6350489059457" calcext:value-type="float">
            <text:p>13.6350489059457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2.1607729660761" calcext:value-type="float">
            <text:p>12.1607729660761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3.05930399" calcext:value-type="float">
            <text:p>-83.05930399</text:p>
          </table:table-cell>
          <table:table-cell office:value-type="float" office:value="13.6555794382571" calcext:value-type="float">
            <text:p>13.6555794382571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2.3114739788417" calcext:value-type="float">
            <text:p>12.311473978841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.0787109501" calcext:value-type="float">
            <text:p>-83.0787109501</text:p>
          </table:table-cell>
          <table:table-cell office:value-type="float" office:value="13.6759351161231" calcext:value-type="float">
            <text:p>13.6759351161231</text:p>
          </table:table-cell>
          <table:table-cell table:number-columns-repeated="4"/>
        </table:table-row>
        <table:table-row table:style-name="ro1">
          <table:table-cell office:value-type="float" office:value="2.995" calcext:value-type="float">
            <text:p>2.995</text:p>
          </table:table-cell>
          <table:table-cell office:value-type="float" office:value="12.3872928914204" calcext:value-type="float">
            <text:p>12.3872928914204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3.097923840599" calcext:value-type="float">
            <text:p>-83.097923840599</text:p>
          </table:table-cell>
          <table:table-cell office:value-type="float" office:value="13.6961171266055" calcext:value-type="float">
            <text:p>13.6961171266055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2.5130610363555" calcext:value-type="float">
            <text:p>12.5130610363555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3.116944602193" calcext:value-type="float">
            <text:p>-83.116944602193</text:p>
          </table:table-cell>
          <table:table-cell office:value-type="float" office:value="13.7161266548114" calcext:value-type="float">
            <text:p>13.7161266548114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2.6654335835361" calcext:value-type="float">
            <text:p>12.6654335835361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1157751561711" calcext:value-type="float">
            <text:p>-83.1157751561711</text:p>
          </table:table-cell>
          <table:table-cell office:value-type="float" office:value="13.7148955738614" calcext:value-type="float">
            <text:p>13.7148955738614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2.7952209402639" calcext:value-type="float">
            <text:p>12.7952209402639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3.1046174046093" calcext:value-type="float">
            <text:p>-83.1046174046093</text:p>
          </table:table-cell>
          <table:table-cell office:value-type="float" office:value="13.703155314883" calcext:value-type="float">
            <text:p>13.703155314883</text:p>
          </table:table-cell>
          <table:table-cell table:number-columns-repeated="4"/>
        </table:table-row>
        <table:table-row table:style-name="ro1">
          <table:table-cell office:value-type="float" office:value="3.795" calcext:value-type="float">
            <text:p>3.795</text:p>
          </table:table-cell>
          <table:table-cell office:value-type="float" office:value="12.9632462468396" calcext:value-type="float">
            <text:p>12.963246246839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3.0935712305632" calcext:value-type="float">
            <text:p>-83.0935712305632</text:p>
          </table:table-cell>
          <table:table-cell office:value-type="float" office:value="13.6915423582019" calcext:value-type="float">
            <text:p>13.6915423582019</text:p>
          </table:table-cell>
          <table:table-cell table:number-columns-repeated="4"/>
        </table:table-row>
        <table:table-row table:style-name="ro1">
          <table:table-cell office:value-type="float" office:value="3.995" calcext:value-type="float">
            <text:p>3.995</text:p>
          </table:table-cell>
          <table:table-cell office:value-type="float" office:value="12.9502710047256" calcext:value-type="float">
            <text:p>12.9502710047256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83.0826355182576" calcext:value-type="float">
            <text:p>-83.0826355182576</text:p>
          </table:table-cell>
          <table:table-cell office:value-type="float" office:value="13.680055225568" calcext:value-type="float">
            <text:p>13.680055225568</text:p>
          </table:table-cell>
          <table:table-cell table:number-columns-repeated="4"/>
        </table:table-row>
        <table:table-row table:style-name="ro1">
          <table:table-cell office:value-type="float" office:value="4.195" calcext:value-type="float">
            <text:p>4.195</text:p>
          </table:table-cell>
          <table:table-cell office:value-type="float" office:value="12.8835821636234" calcext:value-type="float">
            <text:p>12.883582163623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3.071809163075" calcext:value-type="float">
            <text:p>-83.071809163075</text:p>
          </table:table-cell>
          <table:table-cell office:value-type="float" office:value="13.6686924578485" calcext:value-type="float">
            <text:p>13.6686924578485</text:p>
          </table:table-cell>
          <table:table-cell table:number-columns-repeated="4"/>
        </table:table-row>
        <table:table-row table:style-name="ro1">
          <table:table-cell office:value-type="float" office:value="4.395" calcext:value-type="float">
            <text:p>4.395</text:p>
          </table:table-cell>
          <table:table-cell office:value-type="float" office:value="12.2998845024325" calcext:value-type="float">
            <text:p>12.299884502432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3.0610910714443" calcext:value-type="float">
            <text:p>-83.0610910714443</text:p>
          </table:table-cell>
          <table:table-cell office:value-type="float" office:value="13.6574526147432" calcext:value-type="float">
            <text:p>13.6574526147432</text:p>
          </table:table-cell>
          <table:table-cell table:number-columns-repeated="4"/>
        </table:table-row>
        <table:table-row table:style-name="ro1">
          <table:table-cell office:value-type="float" office:value="4.595" calcext:value-type="float">
            <text:p>4.595</text:p>
          </table:table-cell>
          <table:table-cell office:value-type="float" office:value="12.238537496435" calcext:value-type="float">
            <text:p>12.238537496435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3.0704801607298" calcext:value-type="float">
            <text:p>-83.0704801607298</text:p>
          </table:table-cell>
          <table:table-cell office:value-type="float" office:value="13.6672982580888" calcext:value-type="float">
            <text:p>13.6672982580888</text:p>
          </table:table-cell>
          <table:table-cell table:number-columns-repeated="4"/>
        </table:table-row>
        <table:table-row table:style-name="ro1">
          <table:table-cell office:value-type="float" office:value="4.795" calcext:value-type="float">
            <text:p>4.795</text:p>
          </table:table-cell>
          <table:table-cell office:value-type="float" office:value="12.2016253532045" calcext:value-type="float">
            <text:p>12.2016253532045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3.0797753591225" calcext:value-type="float">
            <text:p>-83.0797753591225</text:p>
          </table:table-cell>
          <table:table-cell office:value-type="float" office:value="13.6770524365874" calcext:value-type="float">
            <text:p>13.677052436587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1962781478737" calcext:value-type="float">
            <text:p>12.196278147873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0889776055313" calcext:value-type="float">
            <text:p>-83.0889776055313</text:p>
          </table:table-cell>
          <table:table-cell office:value-type="float" office:value="13.6867159306455" calcext:value-type="float">
            <text:p>13.6867159306455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2.2686609302043" calcext:value-type="float">
            <text:p>12.2686609302043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088087829476" calcext:value-type="float">
            <text:p>-83.088087829476</text:p>
          </table:table-cell>
          <table:table-cell office:value-type="float" office:value="13.6857812579146" calcext:value-type="float">
            <text:p>13.6857812579146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.3688163710542" calcext:value-type="float">
            <text:p>12.3688163710542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3.0772069511812" calcext:value-type="float">
            <text:p>-83.0772069511812</text:p>
          </table:table-cell>
          <table:table-cell office:value-type="float" office:value="13.6743565094902" calcext:value-type="float">
            <text:p>13.6743565094902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2.4700940357545" calcext:value-type="float">
            <text:p>12.4700940357545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3.0564348816694" calcext:value-type="float">
            <text:p>-83.0564348816694</text:p>
          </table:table-cell>
          <table:table-cell office:value-type="float" office:value="13.6525726441124" calcext:value-type="float">
            <text:p>13.6525726441124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.5849696646209" calcext:value-type="float">
            <text:p>12.584969664620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3.0358705328527" calcext:value-type="float">
            <text:p>-83.0358705328527</text:p>
          </table:table-cell>
          <table:table-cell office:value-type="float" office:value="13.6310408014429" calcext:value-type="float">
            <text:p>13.631040801442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7062938014531" calcext:value-type="float">
            <text:p>12.7062938014531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3.0155118275242" calcext:value-type="float">
            <text:p>-83.0155118275242</text:p>
          </table:table-cell>
          <table:table-cell office:value-type="float" office:value="13.6097577281504" calcext:value-type="float">
            <text:p>13.6097577281504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.8414215358486" calcext:value-type="float">
            <text:p>12.8414215358486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2.995356709249" calcext:value-type="float">
            <text:p>-82.995356709249</text:p>
          </table:table-cell>
          <table:table-cell office:value-type="float" office:value="13.5887202196753" calcext:value-type="float">
            <text:p>13.5887202196753</text:p>
          </table:table-cell>
          <table:table-cell table:number-columns-repeated="4"/>
        </table:table-row>
        <table:table-row table:style-name="ro1">
          <table:table-cell office:value-type="float" office:value="6.395" calcext:value-type="float">
            <text:p>6.395</text:p>
          </table:table-cell>
          <table:table-cell office:value-type="float" office:value="12.8414215358486" calcext:value-type="float">
            <text:p>12.841421535848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2.9554031421565" calcext:value-type="float">
            <text:p>-82.9554031421565</text:p>
          </table:table-cell>
          <table:table-cell office:value-type="float" office:value="13.5471135621658" calcext:value-type="float">
            <text:p>13.5471135621658</text:p>
          </table:table-cell>
          <table:table-cell table:number-columns-repeated="4"/>
        </table:table-row>
        <table:table-row table:style-name="ro1">
          <table:table-cell office:value-type="float" office:value="6.595" calcext:value-type="float">
            <text:p>6.595</text:p>
          </table:table-cell>
          <table:table-cell office:value-type="float" office:value="12.9786528147692" calcext:value-type="float">
            <text:p>12.9786528147692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82.9158491107349" calcext:value-type="float">
            <text:p>-82.9158491107349</text:p>
          </table:table-cell>
          <table:table-cell office:value-type="float" office:value="13.5060484614311" calcext:value-type="float">
            <text:p>13.5060484614311</text:p>
          </table:table-cell>
          <table:table-cell table:number-columns-repeated="4"/>
        </table:table-row>
        <table:table-row table:style-name="ro1">
          <table:table-cell office:value-type="float" office:value="6.795" calcext:value-type="float">
            <text:p>6.795</text:p>
          </table:table-cell>
          <table:table-cell office:value-type="float" office:value="13.1256789476835" calcext:value-type="float">
            <text:p>13.125678947683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82.8766906196276" calcext:value-type="float">
            <text:p>-82.8766906196276</text:p>
          </table:table-cell>
          <table:table-cell office:value-type="float" office:value="13.4655166318078" calcext:value-type="float">
            <text:p>13.4655166318078</text:p>
          </table:table-cell>
          <table:table-cell table:number-columns-repeated="4"/>
        </table:table-row>
        <table:table-row table:style-name="ro1">
          <table:table-cell office:value-type="float" office:value="6.995" calcext:value-type="float">
            <text:p>6.995</text:p>
          </table:table-cell>
          <table:table-cell office:value-type="float" office:value="13.522689035539" calcext:value-type="float">
            <text:p>13.52268903553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2.8379237134313" calcext:value-type="float">
            <text:p>-82.8379237134313</text:p>
          </table:table-cell>
          <table:table-cell office:value-type="float" office:value="13.4255099397691" calcext:value-type="float">
            <text:p>13.4255099397691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3.666687041248" calcext:value-type="float">
            <text:p>13.66668704124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2.799544476297" calcext:value-type="float">
            <text:p>-82.799544476297</text:p>
          </table:table-cell>
          <table:table-cell office:value-type="float" office:value="13.3860204006174" calcext:value-type="float">
            <text:p>13.3860204006174</text:p>
          </table:table-cell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3.6729706371322" calcext:value-type="float">
            <text:p>13.672970637132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2.771549031534" calcext:value-type="float">
            <text:p>-82.771549031534</text:p>
          </table:table-cell>
          <table:table-cell office:value-type="float" office:value="13.3572883395486" calcext:value-type="float">
            <text:p>13.3572883395486</text:p>
          </table:table-cell>
          <table:table-cell table:number-columns-repeated="4"/>
        </table:table-row>
        <table:table-row table:style-name="ro1">
          <table:table-cell office:value-type="float" office:value="7.595" calcext:value-type="float">
            <text:p>7.595</text:p>
          </table:table-cell>
          <table:table-cell office:value-type="float" office:value="13.6618233719528" calcext:value-type="float">
            <text:p>13.6618233719528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2.7638335412187" calcext:value-type="float">
            <text:p>-82.7638335412187</text:p>
          </table:table-cell>
          <table:table-cell office:value-type="float" office:value="13.3493806851505" calcext:value-type="float">
            <text:p>13.3493806851505</text:p>
          </table:table-cell>
          <table:table-cell table:number-columns-repeated="4"/>
        </table:table-row>
        <table:table-row table:style-name="ro1">
          <table:table-cell office:value-type="float" office:value="7.795" calcext:value-type="float">
            <text:p>7.795</text:p>
          </table:table-cell>
          <table:table-cell office:value-type="float" office:value="13.6358750674111" calcext:value-type="float">
            <text:p>13.6358750674111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  <table:table-cell office:value-type="float" office:value="-82.7561952058065" calcext:value-type="float">
            <text:p>-82.7561952058065</text:p>
          </table:table-cell>
          <table:table-cell office:value-type="float" office:value="13.3415567187324" calcext:value-type="float">
            <text:p>13.3415567187324</text:p>
          </table:table-cell>
          <table:table-cell table:number-columns-repeated="4"/>
        </table:table-row>
        <table:table-row table:style-name="ro1">
          <table:table-cell office:value-type="float" office:value="7.995" calcext:value-type="float">
            <text:p>7.995</text:p>
          </table:table-cell>
          <table:table-cell office:value-type="float" office:value="13.6340007516486" calcext:value-type="float">
            <text:p>13.6340007516486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7586332537484" calcext:value-type="float">
            <text:p>-82.7586332537484</text:p>
          </table:table-cell>
          <table:table-cell office:value-type="float" office:value="13.3440535190849" calcext:value-type="float">
            <text:p>13.3440535190849</text:p>
          </table:table-cell>
          <table:table-cell table:number-columns-repeated="4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3.6302783626171" calcext:value-type="float">
            <text:p>13.630278362617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610469212109" calcext:value-type="float">
            <text:p>-82.7610469212109</text:p>
          </table:table-cell>
          <table:table-cell office:value-type="float" office:value="13.3465258117107" calcext:value-type="float">
            <text:p>13.3465258117107</text:p>
          </table:table-cell>
          <table:table-cell table:number-columns-repeated="4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3.6019506845051" calcext:value-type="float">
            <text:p>13.6019506845051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7634364519988" calcext:value-type="float">
            <text:p>-82.7634364519988</text:p>
          </table:table-cell>
          <table:table-cell office:value-type="float" office:value="13.3489738326112" calcext:value-type="float">
            <text:p>13.3489738326112</text:p>
          </table:table-cell>
          <table:table-cell table:number-columns-repeated="4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3.5588787448544" calcext:value-type="float">
            <text:p>13.5588787448544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2.7458020874788" calcext:value-type="float">
            <text:p>-82.7458020874788</text:p>
          </table:table-cell>
          <table:table-cell office:value-type="float" office:value="13.3309183851172" calcext:value-type="float">
            <text:p>13.3309183851172</text:p>
          </table:table-cell>
          <table:table-cell table:number-columns-repeated="4"/>
        </table:table-row>
        <table:table-row table:style-name="ro1">
          <table:table-cell office:value-type="float" office:value="8.795" calcext:value-type="float">
            <text:p>8.795</text:p>
          </table:table-cell>
          <table:table-cell office:value-type="float" office:value="13.5588787448544" calcext:value-type="float">
            <text:p>13.5588787448544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2.728344066604" calcext:value-type="float">
            <text:p>-82.728344066604</text:p>
          </table:table-cell>
          <table:table-cell office:value-type="float" office:value="13.3130675484" calcext:value-type="float">
            <text:p>13.3130675484</text:p>
          </table:table-cell>
          <table:table-cell table:number-columns-repeated="4"/>
        </table:table-row>
        <table:table-row table:style-name="ro1">
          <table:table-cell office:value-type="float" office:value="8.995" calcext:value-type="float">
            <text:p>8.995</text:p>
          </table:table-cell>
          <table:table-cell office:value-type="float" office:value="13.4985020119605" calcext:value-type="float">
            <text:p>13.498502011960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2.711060625938" calcext:value-type="float">
            <text:p>-82.711060625938</text:p>
          </table:table-cell>
          <table:table-cell office:value-type="float" office:value="13.2954187660587" calcext:value-type="float">
            <text:p>13.2954187660587</text:p>
          </table:table-cell>
          <table:table-cell table:number-columns-repeated="4"/>
        </table:table-row>
        <table:table-row table:style-name="ro1">
          <table:table-cell office:value-type="float" office:value="9.195" calcext:value-type="float">
            <text:p>9.195</text:p>
          </table:table-cell>
          <table:table-cell office:value-type="float" office:value="13.5937601702572" calcext:value-type="float">
            <text:p>13.5937601702572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2.6939500196786" calcext:value-type="float">
            <text:p>-82.6939500196786</text:p>
          </table:table-cell>
          <table:table-cell office:value-type="float" office:value="13.2779695183896" calcext:value-type="float">
            <text:p>13.2779695183896</text:p>
          </table:table-cell>
          <table:table-cell table:number-columns-repeated="4"/>
        </table:table-row>
        <table:table-row table:style-name="ro1">
          <table:table-cell office:value-type="float" office:value="9.395" calcext:value-type="float">
            <text:p>9.395</text:p>
          </table:table-cell>
          <table:table-cell office:value-type="float" office:value="13.5606603156871" calcext:value-type="float">
            <text:p>13.5606603156871</text:p>
          </table:table-cell>
          <table:table-cell office:value-type="float" office:value="-65" calcext:value-type="float">
            <text:p>-65</text:p>
          </table:table-cell>
          <table:table-cell office:value-type="float" office:value="-78" calcext:value-type="float">
            <text:p>-78</text:p>
          </table:table-cell>
          <table:table-cell office:value-type="float" office:value="-82.6470105194818" calcext:value-type="float">
            <text:p>-82.6470105194818</text:p>
          </table:table-cell>
          <table:table-cell office:value-type="float" office:value="13.2302185182602" calcext:value-type="float">
            <text:p>13.2302185182602</text:p>
          </table:table-cell>
          <table:table-cell table:number-columns-repeated="4"/>
        </table:table-row>
        <table:table-row table:style-name="ro1">
          <table:table-cell office:value-type="float" office:value="9.595" calcext:value-type="float">
            <text:p>9.595</text:p>
          </table:table-cell>
          <table:table-cell office:value-type="float" office:value="13.5098829209793" calcext:value-type="float">
            <text:p>13.5098829209793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2.620540414287" calcext:value-type="float">
            <text:p>-82.620540414287</text:p>
          </table:table-cell>
          <table:table-cell office:value-type="float" office:value="13.2033665562053" calcext:value-type="float">
            <text:p>13.2033665562053</text:p>
          </table:table-cell>
          <table:table-cell table:number-columns-repeated="4"/>
        </table:table-row>
        <table:table-row table:style-name="ro1">
          <table:table-cell office:value-type="float" office:value="9.795" calcext:value-type="float">
            <text:p>9.795</text:p>
          </table:table-cell>
          <table:table-cell office:value-type="float" office:value="13.4853243568384" calcext:value-type="float">
            <text:p>13.4853243568384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82.5743350101441" calcext:value-type="float">
            <text:p>-82.5743350101441</text:p>
          </table:table-cell>
          <table:table-cell office:value-type="float" office:value="13.1566251229551" calcext:value-type="float">
            <text:p>13.1566251229551</text:p>
          </table:table-cell>
          <table:table-cell table:number-columns-repeated="4"/>
        </table:table-row>
        <table:table-row table:style-name="ro1">
          <table:table-cell office:value-type="float" office:value="21.395" calcext:value-type="float">
            <text:p>21.395</text:p>
          </table:table-cell>
          <table:table-cell office:value-type="float" office:value="13.3990623799699" calcext:value-type="float">
            <text:p>13.399062379969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82.5285916600427" calcext:value-type="float">
            <text:p>-82.5285916600427</text:p>
          </table:table-cell>
          <table:table-cell office:value-type="float" office:value="13.1105141022246" calcext:value-type="float">
            <text:p>13.1105141022246</text:p>
          </table:table-cell>
          <table:table-cell table:number-columns-repeated="4"/>
        </table:table-row>
        <table:table-row table:style-name="ro1">
          <table:table-cell office:value-type="float" office:value="21.595" calcext:value-type="float">
            <text:p>21.595</text:p>
          </table:table-cell>
          <table:table-cell office:value-type="float" office:value="13.3402237235522" calcext:value-type="float">
            <text:p>13.3402237235522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82.4833057434423" calcext:value-type="float">
            <text:p>-82.4833057434423</text:p>
          </table:table-cell>
          <table:table-cell office:value-type="float" office:value="13.065023386299" calcext:value-type="float">
            <text:p>13.065023386299</text:p>
          </table:table-cell>
          <table:table-cell table:number-columns-repeated="4"/>
        </table:table-row>
        <table:table-row table:style-name="ro1">
          <table:table-cell office:value-type="float" office:value="21.795" calcext:value-type="float">
            <text:p>21.795</text:p>
          </table:table-cell>
          <table:table-cell office:value-type="float" office:value="11.9714245474085" calcext:value-type="float">
            <text:p>11.9714245474085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2.4384726860079" calcext:value-type="float">
            <text:p>-82.4384726860079</text:p>
          </table:table-cell>
          <table:table-cell office:value-type="float" office:value="13.0201430627569" calcext:value-type="float">
            <text:p>13.0201430627569</text:p>
          </table:table-cell>
          <table:table-cell table:number-columns-repeated="4"/>
        </table:table-row>
        <table:table-row table:style-name="ro1">
          <table:table-cell office:value-type="float" office:value="21.995" calcext:value-type="float">
            <text:p>21.995</text:p>
          </table:table-cell>
          <table:table-cell office:value-type="float" office:value="11.9187715465466" calcext:value-type="float">
            <text:p>11.918771546546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82.3840879591478" calcext:value-type="float">
            <text:p>-82.3840879591478</text:p>
          </table:table-cell>
          <table:table-cell office:value-type="float" office:value="12.9659078878542" calcext:value-type="float">
            <text:p>12.9659078878542</text:p>
          </table:table-cell>
          <table:table-cell table:number-columns-repeated="4"/>
        </table:table-row>
        <table:table-row table:style-name="ro1">
          <table:table-cell office:value-type="float" office:value="22.195" calcext:value-type="float">
            <text:p>22.195</text:p>
          </table:table-cell>
          <table:table-cell office:value-type="float" office:value="11.8613510891364" calcext:value-type="float">
            <text:p>11.861351089136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82.3302470795563" calcext:value-type="float">
            <text:p>-82.3302470795563</text:p>
          </table:table-cell>
          <table:table-cell office:value-type="float" office:value="12.9124376060133" calcext:value-type="float">
            <text:p>12.9124376060133</text:p>
          </table:table-cell>
          <table:table-cell table:number-columns-repeated="4"/>
        </table:table-row>
        <table:table-row table:style-name="ro1">
          <table:table-cell office:value-type="float" office:value="22.395" calcext:value-type="float">
            <text:p>22.395</text:p>
          </table:table-cell>
          <table:table-cell office:value-type="float" office:value="11.7729875331405" calcext:value-type="float">
            <text:p>11.772987533140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82.2769446087608" calcext:value-type="float">
            <text:p>-82.2769446087608</text:p>
          </table:table-cell>
          <table:table-cell office:value-type="float" office:value="12.859719240217" calcext:value-type="float">
            <text:p>12.859719240217</text:p>
          </table:table-cell>
          <table:table-cell table:number-columns-repeated="4"/>
        </table:table-row>
        <table:table-row table:style-name="ro1">
          <table:table-cell office:value-type="float" office:value="22.595" calcext:value-type="float">
            <text:p>22.595</text:p>
          </table:table-cell>
          <table:table-cell office:value-type="float" office:value="11.6489213035495" calcext:value-type="float">
            <text:p>11.6489213035495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82.2241751626731" calcext:value-type="float">
            <text:p>-82.2241751626731</text:p>
          </table:table-cell>
          <table:table-cell office:value-type="float" office:value="12.8077400795453" calcext:value-type="float">
            <text:p>12.8077400795453</text:p>
          </table:table-cell>
          <table:table-cell table:number-columns-repeated="4"/>
        </table:table-row>
        <table:table-row table:style-name="ro1">
          <table:table-cell office:value-type="float" office:value="22.795" calcext:value-type="float">
            <text:p>22.795</text:p>
          </table:table-cell>
          <table:table-cell office:value-type="float" office:value="11.53299415799" calcext:value-type="float">
            <text:p>11.53299415799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office:value-type="float" office:value="-82.1719334110464" calcext:value-type="float">
            <text:p>-82.1719334110464</text:p>
          </table:table-cell>
          <table:table-cell office:value-type="float" office:value="12.7564876727463" calcext:value-type="float">
            <text:p>12.7564876727463</text:p>
          </table:table-cell>
          <table:table-cell table:number-columns-repeated="4"/>
        </table:table-row>
        <table:table-row table:style-name="ro1">
          <table:table-cell office:value-type="float" office:value="22.995" calcext:value-type="float">
            <text:p>22.995</text:p>
          </table:table-cell>
          <table:table-cell office:value-type="float" office:value="11.441410658534" calcext:value-type="float">
            <text:p>11.441410658534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82.1302140769359" calcext:value-type="float">
            <text:p>-82.1302140769359</text:p>
          </table:table-cell>
          <table:table-cell office:value-type="float" office:value="12.7157057423629" calcext:value-type="float">
            <text:p>12.7157057423629</text:p>
          </table:table-cell>
          <table:table-cell table:number-columns-repeated="4"/>
        </table:table-row>
        <table:table-row table:style-name="ro1">
          <table:table-cell office:value-type="float" office:value="23.195" calcext:value-type="float">
            <text:p>23.195</text:p>
          </table:table-cell>
          <table:table-cell office:value-type="float" office:value="11.3666058949169" calcext:value-type="float">
            <text:p>11.366605894916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82.0889119361666" calcext:value-type="float">
            <text:p>-82.0889119361666</text:p>
          </table:table-cell>
          <table:table-cell office:value-type="float" office:value="12.6754600615402" calcext:value-type="float">
            <text:p>12.6754600615402</text:p>
          </table:table-cell>
          <table:table-cell table:number-columns-repeated="4"/>
        </table:table-row>
        <table:table-row table:style-name="ro1">
          <table:table-cell office:value-type="float" office:value="23.395" calcext:value-type="float">
            <text:p>23.395</text:p>
          </table:table-cell>
          <table:table-cell office:value-type="float" office:value="11.2747113750058" calcext:value-type="float">
            <text:p>11.274711375005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82.0480228168049" calcext:value-type="float">
            <text:p>-82.0480228168049</text:p>
          </table:table-cell>
          <table:table-cell office:value-type="float" office:value="12.6357423136077" calcext:value-type="float">
            <text:p>12.6357423136077</text:p>
          </table:table-cell>
          <table:table-cell table:number-columns-repeated="4"/>
        </table:table-row>
        <table:table-row table:style-name="ro1">
          <table:table-cell office:value-type="float" office:value="23.595" calcext:value-type="float">
            <text:p>23.595</text:p>
          </table:table-cell>
          <table:table-cell office:value-type="float" office:value="11.1591614778878" calcext:value-type="float">
            <text:p>11.159161477887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82.0075425886369" calcext:value-type="float">
            <text:p>-82.0075425886369</text:p>
          </table:table-cell>
          <table:table-cell office:value-type="float" office:value="12.5965443369001" calcext:value-type="float">
            <text:p>12.5965443369001</text:p>
          </table:table-cell>
          <table:table-cell table:number-columns-repeated="4"/>
        </table:table-row>
        <table:table-row table:style-name="ro1">
          <table:table-cell office:value-type="float" office:value="23.795" calcext:value-type="float">
            <text:p>23.795</text:p>
          </table:table-cell>
          <table:table-cell office:value-type="float" office:value="11.0263650665913" calcext:value-type="float">
            <text:p>11.0263650665913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81.9574671627505" calcext:value-type="float">
            <text:p>-81.9574671627505</text:p>
          </table:table-cell>
          <table:table-cell office:value-type="float" office:value="12.5482233070052" calcext:value-type="float">
            <text:p>12.5482233070052</text:p>
          </table:table-cell>
          <table:table-cell table:number-columns-repeated="4"/>
        </table:table-row>
        <table:table-row table:style-name="ro1">
          <table:table-cell office:value-type="float" office:value="23.995" calcext:value-type="float">
            <text:p>23.995</text:p>
          </table:table-cell>
          <table:table-cell office:value-type="float" office:value="10.8892852937645" calcext:value-type="float">
            <text:p>10.8892852937645</text:p>
          </table:table-cell>
          <table:table-cell office:value-type="float" office:value="-78" calcext:value-type="float">
            <text:p>-78</text:p>
          </table:table-cell>
          <table:table-cell office:value-type="float" office:value="-73" calcext:value-type="float">
            <text:p>-73</text:p>
          </table:table-cell>
          <table:table-cell office:value-type="float" office:value="-81.867892491123" calcext:value-type="float">
            <text:p>-81.867892491123</text:p>
          </table:table-cell>
          <table:table-cell office:value-type="float" office:value="12.4622487708087" calcext:value-type="float">
            <text:p>12.4622487708087</text:p>
          </table:table-cell>
          <table:table-cell table:number-columns-repeated="4"/>
        </table:table-row>
        <table:table-row table:style-name="ro1">
          <table:table-cell office:value-type="float" office:value="24.195" calcext:value-type="float">
            <text:p>24.195</text:p>
          </table:table-cell>
          <table:table-cell office:value-type="float" office:value="10.781337705861" calcext:value-type="float">
            <text:p>10.781337705861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office:value-type="float" office:value="-81.7692135662118" calcext:value-type="float">
            <text:p>-81.7692135662118</text:p>
          </table:table-cell>
          <table:table-cell office:value-type="float" office:value="12.3682176421656" calcext:value-type="float">
            <text:p>12.3682176421656</text:p>
          </table:table-cell>
          <table:table-cell table:number-columns-repeated="4"/>
        </table:table-row>
        <table:table-row table:style-name="ro1">
          <table:table-cell office:value-type="float" office:value="24.395" calcext:value-type="float">
            <text:p>24.395</text:p>
          </table:table-cell>
          <table:table-cell office:value-type="float" office:value="10.7154443886169" calcext:value-type="float">
            <text:p>10.7154443886169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81.6715214305496" calcext:value-type="float">
            <text:p>-81.6715214305496</text:p>
          </table:table-cell>
          <table:table-cell office:value-type="float" office:value="12.2758257265148" calcext:value-type="float">
            <text:p>12.2758257265148</text:p>
          </table:table-cell>
          <table:table-cell table:number-columns-repeated="4"/>
        </table:table-row>
        <table:table-row table:style-name="ro1">
          <table:table-cell office:value-type="float" office:value="24.595" calcext:value-type="float">
            <text:p>24.595</text:p>
          </table:table-cell>
          <table:table-cell office:value-type="float" office:value="10.6478542864825" calcext:value-type="float">
            <text:p>10.6478542864825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81.5448062162441" calcext:value-type="float">
            <text:p>-81.5448062162441</text:p>
          </table:table-cell>
          <table:table-cell office:value-type="float" office:value="12.1570127975566" calcext:value-type="float">
            <text:p>12.1570127975566</text:p>
          </table:table-cell>
          <table:table-cell table:number-columns-repeated="4"/>
        </table:table-row>
        <table:table-row table:style-name="ro1">
          <table:table-cell office:value-type="float" office:value="24.795" calcext:value-type="float">
            <text:p>24.795</text:p>
          </table:table-cell>
          <table:table-cell office:value-type="float" office:value="10.5476343457688" calcext:value-type="float">
            <text:p>10.5476343457688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81.4093581540817" calcext:value-type="float">
            <text:p>-81.4093581540817</text:p>
          </table:table-cell>
          <table:table-cell office:value-type="float" office:value="12.0312828912574" calcext:value-type="float">
            <text:p>12.0312828912574</text:p>
          </table:table-cell>
          <table:table-cell table:number-columns-repeated="4"/>
        </table:table-row>
        <table:table-row table:style-name="ro1">
          <table:table-cell office:value-type="float" office:value="24.995" calcext:value-type="float">
            <text:p>24.995</text:p>
          </table:table-cell>
          <table:table-cell office:value-type="float" office:value="10.4579569139957" calcext:value-type="float">
            <text:p>10.4579569139957</text:p>
          </table:table-cell>
          <table:table-cell office:value-type="float" office:value="-54" calcext:value-type="float">
            <text:p>-54</text:p>
          </table:table-cell>
          <table:table-cell office:value-type="float" office:value="-68" calcext:value-type="float">
            <text:p>-68</text:p>
          </table:table-cell>
          <table:table-cell office:value-type="float" office:value="-81.2752645725409" calcext:value-type="float">
            <text:p>-81.2752645725409</text:p>
          </table:table-cell>
          <table:table-cell office:value-type="float" office:value="11.908091208709" calcext:value-type="float">
            <text:p>11.908091208709</text:p>
          </table:table-cell>
          <table:table-cell table:number-columns-repeated="4"/>
        </table:table-row>
        <table:table-row table:style-name="ro1">
          <table:table-cell office:value-type="float" office:value="25.195" calcext:value-type="float">
            <text:p>25.195</text:p>
          </table:table-cell>
          <table:table-cell office:value-type="float" office:value="10.36989793775" calcext:value-type="float">
            <text:p>10.36989793775</text:p>
          </table:table-cell>
          <table:table-cell office:value-type="float" office:value="-53" calcext:value-type="float">
            <text:p>-53</text:p>
          </table:table-cell>
          <table:table-cell office:value-type="float" office:value="-68" calcext:value-type="float">
            <text:p>-68</text:p>
          </table:table-cell>
          <table:table-cell office:value-type="float" office:value="-81.1425119268155" calcext:value-type="float">
            <text:p>-81.1425119268155</text:p>
          </table:table-cell>
          <table:table-cell office:value-type="float" office:value="11.7873740218775" calcext:value-type="float">
            <text:p>11.7873740218775</text:p>
          </table:table-cell>
          <table:table-cell table:number-columns-repeated="4"/>
        </table:table-row>
        <table:table-row table:style-name="ro1">
          <table:table-cell office:value-type="float" office:value="25.395" calcext:value-type="float">
            <text:p>25.395</text:p>
          </table:table-cell>
          <table:table-cell office:value-type="float" office:value="10.2854080068044" calcext:value-type="float">
            <text:p>10.2854080068044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81.0110868075473" calcext:value-type="float">
            <text:p>-81.0110868075473</text:p>
          </table:table-cell>
          <table:table-cell office:value-type="float" office:value="11.6690695120035" calcext:value-type="float">
            <text:p>11.6690695120035</text:p>
          </table:table-cell>
          <table:table-cell table:number-columns-repeated="4"/>
        </table:table-row>
        <table:table-row table:style-name="ro1">
          <table:table-cell office:value-type="float" office:value="25.595" calcext:value-type="float">
            <text:p>25.595</text:p>
          </table:table-cell>
          <table:table-cell office:value-type="float" office:value="10.1686778791741" calcext:value-type="float">
            <text:p>10.168677879174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80.8609759394719" calcext:value-type="float">
            <text:p>-80.8609759394719</text:p>
          </table:table-cell>
          <table:table-cell office:value-type="float" office:value="11.5353966176835" calcext:value-type="float">
            <text:p>11.5353966176835</text:p>
          </table:table-cell>
          <table:table-cell table:number-columns-repeated="4"/>
        </table:table-row>
        <table:table-row table:style-name="ro1">
          <table:table-cell office:value-type="float" office:value="25.795" calcext:value-type="float">
            <text:p>25.795</text:p>
          </table:table-cell>
          <table:table-cell office:value-type="float" office:value="10.0202155591294" calcext:value-type="float">
            <text:p>10.020215559129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80.7123661800771" calcext:value-type="float">
            <text:p>-80.7123661800771</text:p>
          </table:table-cell>
          <table:table-cell office:value-type="float" office:value="11.4045688830764" calcext:value-type="float">
            <text:p>11.4045688830764</text:p>
          </table:table-cell>
          <table:table-cell table:number-columns-repeated="4"/>
        </table:table-row>
        <table:table-row table:style-name="ro1">
          <table:table-cell office:value-type="float" office:value="25.995" calcext:value-type="float">
            <text:p>25.995</text:p>
          </table:table-cell>
          <table:table-cell office:value-type="float" office:value="9.86534859025802" calcext:value-type="float">
            <text:p>9.8653485902580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80.5652425182764" calcext:value-type="float">
            <text:p>-80.5652425182764</text:p>
          </table:table-cell>
          <table:table-cell office:value-type="float" office:value="11.2765110706357" calcext:value-type="float">
            <text:p>11.2765110706357</text:p>
          </table:table-cell>
          <table:table-cell table:number-columns-repeated="4"/>
        </table:table-row>
        <table:table-row table:style-name="ro1">
          <table:table-cell office:value-type="float" office:value="26.195" calcext:value-type="float">
            <text:p>26.195</text:p>
          </table:table-cell>
          <table:table-cell office:value-type="float" office:value="9.76225819358024" calcext:value-type="float">
            <text:p>9.76225819358024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80.4195900930936" calcext:value-type="float">
            <text:p>-80.4195900930936</text:p>
          </table:table-cell>
          <table:table-cell office:value-type="float" office:value="11.1511503078859" calcext:value-type="float">
            <text:p>11.1511503078859</text:p>
          </table:table-cell>
          <table:table-cell table:number-columns-repeated="4"/>
        </table:table-row>
        <table:table-row table:style-name="ro1">
          <table:table-cell office:value-type="float" office:value="26.395" calcext:value-type="float">
            <text:p>26.395</text:p>
          </table:table-cell>
          <table:table-cell office:value-type="float" office:value="9.69056098872936" calcext:value-type="float">
            <text:p>9.6905609887293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80.2753941921626" calcext:value-type="float">
            <text:p>-80.2753941921626</text:p>
          </table:table-cell>
          <table:table-cell office:value-type="float" office:value="11.0284160022169" calcext:value-type="float">
            <text:p>11.0284160022169</text:p>
          </table:table-cell>
          <table:table-cell table:number-columns-repeated="4"/>
        </table:table-row>
        <table:table-row table:style-name="ro1">
          <table:table-cell office:value-type="float" office:value="26.595" calcext:value-type="float">
            <text:p>26.595</text:p>
          </table:table-cell>
          <table:table-cell office:value-type="float" office:value="9.61430047965937" calcext:value-type="float">
            <text:p>9.6143004796593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80.132640250241" calcext:value-type="float">
            <text:p>-80.132640250241</text:p>
          </table:table-cell>
          <table:table-cell office:value-type="float" office:value="10.9082397591118" calcext:value-type="float">
            <text:p>10.9082397591118</text:p>
          </table:table-cell>
          <table:table-cell table:number-columns-repeated="4"/>
        </table:table-row>
        <table:table-row table:style-name="ro1">
          <table:table-cell office:value-type="float" office:value="26.795" calcext:value-type="float">
            <text:p>26.795</text:p>
          </table:table-cell>
          <table:table-cell office:value-type="float" office:value="9.5311501432747" calcext:value-type="float">
            <text:p>9.531150143274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9.9913138477386" calcext:value-type="float">
            <text:p>-79.9913138477386</text:p>
          </table:table-cell>
          <table:table-cell office:value-type="float" office:value="10.790555303656" calcext:value-type="float">
            <text:p>10.790555303656</text:p>
          </table:table-cell>
          <table:table-cell table:number-columns-repeated="4"/>
        </table:table-row>
        <table:table-row table:style-name="ro1">
          <table:table-cell office:value-type="float" office:value="26.995" calcext:value-type="float">
            <text:p>26.995</text:p>
          </table:table-cell>
          <table:table-cell office:value-type="float" office:value="9.41640261819916" calcext:value-type="float">
            <text:p>9.4164026181991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9.8514007092612" calcext:value-type="float">
            <text:p>-79.8514007092612</text:p>
          </table:table-cell>
          <table:table-cell office:value-type="float" office:value="10.6752984051821" calcext:value-type="float">
            <text:p>10.6752984051821</text:p>
          </table:table-cell>
          <table:table-cell table:number-columns-repeated="4"/>
        </table:table-row>
        <table:table-row table:style-name="ro1">
          <table:table-cell office:value-type="float" office:value="27.195" calcext:value-type="float">
            <text:p>27.195</text:p>
          </table:table-cell>
          <table:table-cell office:value-type="float" office:value="9.30283593813333" calcext:value-type="float">
            <text:p>9.3028359381333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9.7128867021686" calcext:value-type="float">
            <text:p>-79.7128867021686</text:p>
          </table:table-cell>
          <table:table-cell office:value-type="float" office:value="10.5624068049139" calcext:value-type="float">
            <text:p>10.5624068049139</text:p>
          </table:table-cell>
          <table:table-cell table:number-columns-repeated="4"/>
        </table:table-row>
        <table:table-row table:style-name="ro1">
          <table:table-cell office:value-type="float" office:value="27.395" calcext:value-type="float">
            <text:p>27.395</text:p>
          </table:table-cell>
          <table:table-cell office:value-type="float" office:value="9.21271307001988" calcext:value-type="float">
            <text:p>9.2127130700198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9.5757578351469" calcext:value-type="float">
            <text:p>-79.5757578351469</text:p>
          </table:table-cell>
          <table:table-cell office:value-type="float" office:value="10.4518201464769" calcext:value-type="float">
            <text:p>10.4518201464769</text:p>
          </table:table-cell>
          <table:table-cell table:number-columns-repeated="4"/>
        </table:table-row>
        <table:table-row table:style-name="ro1">
          <table:table-cell office:value-type="float" office:value="27.595" calcext:value-type="float">
            <text:p>27.595</text:p>
          </table:table-cell>
          <table:table-cell office:value-type="float" office:value="9.12718945844606" calcext:value-type="float">
            <text:p>9.1271894584460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9.4400002567954" calcext:value-type="float">
            <text:p>-79.4400002567954</text:p>
          </table:table-cell>
          <table:table-cell office:value-type="float" office:value="10.343479909151" calcext:value-type="float">
            <text:p>10.343479909151</text:p>
          </table:table-cell>
          <table:table-cell table:number-columns-repeated="4"/>
        </table:table-row>
        <table:table-row table:style-name="ro1">
          <table:table-cell office:value-type="float" office:value="27.795" calcext:value-type="float">
            <text:p>27.795</text:p>
          </table:table-cell>
          <table:table-cell office:value-type="float" office:value="9.03587100117684" calcext:value-type="float">
            <text:p>9.0358710011768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9.3056002542275" calcext:value-type="float">
            <text:p>-79.3056002542275</text:p>
          </table:table-cell>
          <table:table-cell office:value-type="float" office:value="10.2373293437461" calcext:value-type="float">
            <text:p>10.2373293437461</text:p>
          </table:table-cell>
          <table:table-cell table:number-columns-repeated="4"/>
        </table:table-row>
        <table:table-row table:style-name="ro1">
          <table:table-cell office:value-type="float" office:value="27.995" calcext:value-type="float">
            <text:p>27.995</text:p>
          </table:table-cell>
          <table:table-cell office:value-type="float" office:value="8.89324425944314" calcext:value-type="float">
            <text:p>8.8932442594431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9.1725442516852" calcext:value-type="float">
            <text:p>-79.1725442516852</text:p>
          </table:table-cell>
          <table:table-cell office:value-type="float" office:value="10.133313410987" calcext:value-type="float">
            <text:p>10.133313410987</text:p>
          </table:table-cell>
          <table:table-cell table:number-columns-repeated="4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8.74441512777525" calcext:value-type="float">
            <text:p>8.7444151277752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9.0408188091684" calcext:value-type="float">
            <text:p>-79.0408188091684</text:p>
          </table:table-cell>
          <table:table-cell office:value-type="float" office:value="10.0313787222999" calcext:value-type="float">
            <text:p>10.0313787222999</text:p>
          </table:table-cell>
          <table:table-cell table:number-columns-repeated="4"/>
        </table:table-row>
        <table:table-row table:style-name="ro1">
          <table:table-cell office:value-type="float" office:value="28.395" calcext:value-type="float">
            <text:p>28.395</text:p>
          </table:table-cell>
          <table:table-cell office:value-type="float" office:value="8.6307277658913" calcext:value-type="float">
            <text:p>8.6307277658913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float" office:value="-78.6004106210767" calcext:value-type="float">
            <text:p>-78.6004106210767</text:p>
          </table:table-cell>
          <table:table-cell office:value-type="float" office:value="9.69795923037221" calcext:value-type="float">
            <text:p>9.69795923037221</text:p>
          </table:table-cell>
          <table:table-cell table:number-columns-repeated="4"/>
        </table:table-row>
        <table:table-row table:style-name="ro1">
          <table:table-cell office:value-type="float" office:value="28.595" calcext:value-type="float">
            <text:p>28.595</text:p>
          </table:table-cell>
          <table:table-cell office:value-type="float" office:value="8.55564711875836" calcext:value-type="float">
            <text:p>8.5556471187583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8.4744065148659" calcext:value-type="float">
            <text:p>-78.4744065148659</text:p>
          </table:table-cell>
          <table:table-cell office:value-type="float" office:value="9.60462066741621" calcext:value-type="float">
            <text:p>9.60462066741621</text:p>
          </table:table-cell>
          <table:table-cell table:number-columns-repeated="4"/>
        </table:table-row>
        <table:table-row table:style-name="ro1">
          <table:table-cell office:value-type="float" office:value="28.795" calcext:value-type="float">
            <text:p>28.795</text:p>
          </table:table-cell>
          <table:table-cell office:value-type="float" office:value="8.47942097901458" calcext:value-type="float">
            <text:p>8.4794209790145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8.3496624497172" calcext:value-type="float">
            <text:p>-78.3496624497172</text:p>
          </table:table-cell>
          <table:table-cell office:value-type="float" office:value="9.51310043066523" calcext:value-type="float">
            <text:p>9.51310043066523</text:p>
          </table:table-cell>
          <table:table-cell table:number-columns-repeated="4"/>
        </table:table-row>
        <table:table-row table:style-name="ro1">
          <table:table-cell office:value-type="float" office:value="28.995" calcext:value-type="float">
            <text:p>28.995</text:p>
          </table:table-cell>
          <table:table-cell office:value-type="float" office:value="8.38023003314607" calcext:value-type="float">
            <text:p>8.38023003314607</text:p>
          </table:table-cell>
          <table:table-cell office:value-type="float" office:value="-5" calcext:value-type="float">
            <text:p>-5</text:p>
          </table:table-cell>
          <table:table-cell office:value-type="float" office:value="-65" calcext:value-type="float">
            <text:p>-65</text:p>
          </table:table-cell>
          <table:table-cell office:value-type="float" office:value="-78.2161658252201" calcext:value-type="float">
            <text:p>-78.2161658252201</text:p>
          </table:table-cell>
          <table:table-cell office:value-type="float" office:value="9.41612454464067" calcext:value-type="float">
            <text:p>9.41612454464067</text:p>
          </table:table-cell>
          <table:table-cell table:number-columns-repeated="4"/>
        </table:table-row>
        <table:table-row table:style-name="ro1">
          <table:table-cell office:value-type="float" office:value="29.195" calcext:value-type="float">
            <text:p>29.195</text:p>
          </table:table-cell>
          <table:table-cell office:value-type="float" office:value="8.28614782026685" calcext:value-type="float">
            <text:p>8.28614782026685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78.0940041669679" calcext:value-type="float">
            <text:p>-78.0940041669679</text:p>
          </table:table-cell>
          <table:table-cell office:value-type="float" office:value="9.32824918596165" calcext:value-type="float">
            <text:p>9.32824918596165</text:p>
          </table:table-cell>
          <table:table-cell table:number-columns-repeated="4"/>
        </table:table-row>
        <table:table-row table:style-name="ro1">
          <table:table-cell office:value-type="float" office:value="29.395" calcext:value-type="float">
            <text:p>29.395</text:p>
          </table:table-cell>
          <table:table-cell office:value-type="float" office:value="8.21280516078559" calcext:value-type="float">
            <text:p>8.2128051607855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7.9730641252982" calcext:value-type="float">
            <text:p>-77.9730641252982</text:p>
          </table:table-cell>
          <table:table-cell office:value-type="float" office:value="9.24206043666387" calcext:value-type="float">
            <text:p>9.24206043666387</text:p>
          </table:table-cell>
          <table:table-cell table:number-columns-repeated="4"/>
        </table:table-row>
        <table:table-row table:style-name="ro1">
          <table:table-cell office:value-type="float" office:value="29.595" calcext:value-type="float">
            <text:p>29.595</text:p>
          </table:table-cell>
          <table:table-cell office:value-type="float" office:value="8.13862681959738" calcext:value-type="float">
            <text:p>8.13862681959738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77.8433334840452" calcext:value-type="float">
            <text:p>-77.8433334840452</text:p>
          </table:table-cell>
          <table:table-cell office:value-type="float" office:value="9.15049208010002" calcext:value-type="float">
            <text:p>9.15049208010002</text:p>
          </table:table-cell>
          <table:table-cell table:number-columns-repeated="4"/>
        </table:table-row>
        <table:table-row table:style-name="ro1">
          <table:table-cell office:value-type="float" office:value="29.795" calcext:value-type="float">
            <text:p>29.795</text:p>
          </table:table-cell>
          <table:table-cell office:value-type="float" office:value="8.05019482684904" calcext:value-type="float">
            <text:p>8.0501948268490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77.7149001492047" calcext:value-type="float">
            <text:p>-77.7149001492047</text:p>
          </table:table-cell>
          <table:table-cell office:value-type="float" office:value="9.06073311313412" calcext:value-type="float">
            <text:p>9.06073311313412</text:p>
          </table:table-cell>
          <table:table-cell table:number-columns-repeated="4"/>
        </table:table-row>
        <table:table-row table:style-name="ro1">
          <table:table-cell office:value-type="float" office:value="29.995" calcext:value-type="float">
            <text:p>29.995</text:p>
          </table:table-cell>
          <table:table-cell office:value-type="float" office:value="7.91174236565197" calcext:value-type="float">
            <text:p>7.91174236565197</text:p>
          </table:table-cell>
          <table:table-cell office:value-type="float" office:value="-66" calcext:value-type="float">
            <text:p>-66</text:p>
          </table:table-cell>
          <table:table-cell office:value-type="float" office:value="-48" calcext:value-type="float">
            <text:p>-48</text:p>
          </table:table-cell>
          <table:table-cell office:value-type="float" office:value="-77.4177511477127" calcext:value-type="float">
            <text:p>-77.4177511477127</text:p>
          </table:table-cell>
          <table:table-cell office:value-type="float" office:value="8.8564234175327" calcext:value-type="float">
            <text:p>8.8564234175327</text:p>
          </table:table-cell>
          <table:table-cell table:number-columns-repeated="4"/>
        </table:table-row>
        <table:table-row table:style-name="ro1">
          <table:table-cell office:value-type="float" office:value="30.195" calcext:value-type="float">
            <text:p>30.195</text:p>
          </table:table-cell>
          <table:table-cell office:value-type="float" office:value="7.77910186260797" calcext:value-type="float">
            <text:p>7.77910186260797</text:p>
          </table:table-cell>
          <table:table-cell office:value-type="float" office:value="-65" calcext:value-type="float">
            <text:p>-65</text:p>
          </table:table-cell>
          <table:table-cell office:value-type="float" office:value="-48" calcext:value-type="float">
            <text:p>-48</text:p>
          </table:table-cell>
          <table:table-cell office:value-type="float" office:value="-77.1235736362356" calcext:value-type="float">
            <text:p>-77.1235736362356</text:p>
          </table:table-cell>
          <table:table-cell office:value-type="float" office:value="8.65869524970656" calcext:value-type="float">
            <text:p>8.65869524970656</text:p>
          </table:table-cell>
          <table:table-cell table:number-columns-repeated="4"/>
        </table:table-row>
        <table:table-row table:style-name="ro1">
          <table:table-cell table:number-columns-repeated="6" office:value-type="string" calcext:value-type="string">
            <text:p>EN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5T14:19:36.624807591</dc:date>
    <meta:editing-duration>PT42M7S</meta:editing-duration>
    <meta:editing-cycles>1</meta:editing-cycles>
    <meta:document-statistic meta:table-count="1" meta:cell-count="1034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72cm" svg:height="4.094cm" xlink:href=".." xlink:type="simple" chart:class="chart:line" chart:style-name="ch1">
        <chart:legend chart:legend-position="end" svg:x="5.062cm" svg:y="1.499cm" style:legend-expansion="high" chart:style-name="ch2"/>
        <chart:plot-area chart:style-name="ch3" table:cell-range-address="test.B1:test.B78 test.F1:test.F78" chart:data-source-has-labels="row" svg:x="0.145cm" svg:y="0.081cm" svg:width="4.772cm" svg:height="3.932cm">
          <chartooo:coordinate-region svg:x="0.766cm" svg:y="0.28cm" svg:width="4.151cm" svg:height="2.9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2:test.B78" chart:label-cell-address="test.B1:test.B1" chart:class="chart:line">
            <chart:data-point chart:repeated="77"/>
          </chart:series>
          <chart:series chart:style-name="ch7" chart:values-cell-range-address="test.F2:test.F78" chart:label-cell-address="test.F1:test.F1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 (true)</text:p>
                <draw:g>
                  <svg:desc>test.B1:test.B1</svg:desc>
                </draw:g>
              </table:table-cell>
              <table:table-cell office:value-type="string">
                <text:p>dist est</text:p>
                <draw:g>
                  <svg:desc>test.F1:tes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882481091466">
                <text:p>13.1882481091466</text:p>
                <draw:g>
                  <svg:desc>test.B2:test.B78</svg:desc>
                </draw:g>
              </table:table-cell>
              <table:table-cell office:value-type="float" office:value="17.1132830416178">
                <text:p>17.1132830416178</text:p>
                <draw:g>
                  <svg:desc>test.F2:test.F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1951748496128">
                <text:p>13.1951748496128</text:p>
              </table:table-cell>
              <table:table-cell office:value-type="float" office:value="17.0346546482964">
                <text:p>17.0346546482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203301818155">
                <text:p>13.203301818155</text:p>
              </table:table-cell>
              <table:table-cell office:value-type="float" office:value="17.0223689749606">
                <text:p>17.0223689749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2045542452764">
                <text:p>13.2045542452764</text:p>
              </table:table-cell>
              <table:table-cell office:value-type="float" office:value="17.0232757205905">
                <text:p>17.0232757205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4060552618863">
                <text:p>13.4060552618863</text:p>
              </table:table-cell>
              <table:table-cell office:value-type="float" office:value="17.0241734463424">
                <text:p>17.0241734463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505016191502">
                <text:p>13.4505016191502</text:p>
              </table:table-cell>
              <table:table-cell office:value-type="float" office:value="17.0250622414708">
                <text:p>17.0250622414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6148399812614">
                <text:p>13.6148399812614</text:p>
              </table:table-cell>
              <table:table-cell office:value-type="float" office:value="17.0259421943562">
                <text:p>17.0259421943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735921115852">
                <text:p>13.735921115852</text:p>
              </table:table-cell>
              <table:table-cell office:value-type="float" office:value="17.0268133925139">
                <text:p>17.0268133925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8952515987165">
                <text:p>13.8952515987165</text:p>
              </table:table-cell>
              <table:table-cell office:value-type="float" office:value="17.0276759226017">
                <text:p>17.0276759226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9217225497717">
                <text:p>13.9217225497717</text:p>
              </table:table-cell>
              <table:table-cell office:value-type="float" office:value="17.0285298704288">
                <text:p>17.0285298704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9232088089189">
                <text:p>13.9232088089189</text:p>
              </table:table-cell>
              <table:table-cell office:value-type="float" office:value="17.0163098070952">
                <text:p>17.0163098070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6723305416698">
                <text:p>13.6723305416698</text:p>
              </table:table-cell>
              <table:table-cell office:value-type="float" office:value="17.0172768141944">
                <text:p>17.017276814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2326969566496">
                <text:p>13.2326969566496</text:p>
              </table:table-cell>
              <table:table-cell office:value-type="float" office:value="17.0313011968196">
                <text:p>17.0313011968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0128297802073">
                <text:p>13.0128297802073</text:p>
              </table:table-cell>
              <table:table-cell office:value-type="float" office:value="17.0713821574985">
                <text:p>17.0713821574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9857378280439">
                <text:p>12.9857378280439</text:p>
              </table:table-cell>
              <table:table-cell office:value-type="float" office:value="17.111155223026">
                <text:p>17.111155223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9857378280439">
                <text:p>12.9857378280439</text:p>
              </table:table-cell>
              <table:table-cell office:value-type="float" office:value="17.1506218355275">
                <text:p>17.1506218355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9992799969714">
                <text:p>12.9992799969714</text:p>
              </table:table-cell>
              <table:table-cell office:value-type="float" office:value="17.1634163993436">
                <text:p>17.1634163993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1012187374909">
                <text:p>13.1012187374909</text:p>
              </table:table-cell>
              <table:table-cell office:value-type="float" office:value="17.1760924196956">
                <text:p>17.1760924196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2288694260656">
                <text:p>13.2288694260656</text:p>
              </table:table-cell>
              <table:table-cell office:value-type="float" office:value="17.1622855888006">
                <text:p>17.1622855888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539623122296">
                <text:p>13.539623122296</text:p>
              </table:table-cell>
              <table:table-cell office:value-type="float" office:value="17.1223238365482">
                <text:p>17.12232383654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4590239571764">
                <text:p>13.4590239571764</text:p>
              </table:table-cell>
              <table:table-cell office:value-type="float" office:value="17.0828533609143">
                <text:p>17.0828533609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3636336197952">
                <text:p>13.3636336197952</text:p>
              </table:table-cell>
              <table:table-cell office:value-type="float" office:value="17.0438672180206">
                <text:p>17.0438672180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4175631473246">
                <text:p>13.4175631473246</text:p>
              </table:table-cell>
              <table:table-cell office:value-type="float" office:value="17.0314828165332">
                <text:p>17.0314828165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3811998568073">
                <text:p>13.3811998568073</text:p>
              </table:table-cell>
              <table:table-cell office:value-type="float" office:value="17.0322988802168">
                <text:p>17.03229888021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4629979111697">
                <text:p>13.4629979111697</text:p>
              </table:table-cell>
              <table:table-cell office:value-type="float" office:value="17.0592736856894">
                <text:p>17.05927368568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4618812621536">
                <text:p>13.4618812621536</text:p>
              </table:table-cell>
              <table:table-cell office:value-type="float" office:value="17.0860208253966">
                <text:p>17.0860208253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4604097234686">
                <text:p>13.4604097234686</text:p>
              </table:table-cell>
              <table:table-cell office:value-type="float" office:value="17.0994124812163">
                <text:p>17.09941248121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4426595712842">
                <text:p>13.4426595712842</text:p>
              </table:table-cell>
              <table:table-cell office:value-type="float" office:value="17.1258200691735">
                <text:p>17.12582006917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4367449323999">
                <text:p>13.4367449323999</text:p>
              </table:table-cell>
              <table:table-cell office:value-type="float" office:value="17.1388441555136">
                <text:p>17.1388441555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4330076218861">
                <text:p>13.4330076218861</text:p>
              </table:table-cell>
              <table:table-cell office:value-type="float" office:value="17.1385883554828">
                <text:p>17.13858835548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4172031034302">
                <text:p>13.4172031034302</text:p>
              </table:table-cell>
              <table:table-cell office:value-type="float" office:value="17.1251860056968">
                <text:p>17.12518600569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4109342008776">
                <text:p>13.4109342008776</text:p>
              </table:table-cell>
              <table:table-cell office:value-type="float" office:value="17.1119280033673">
                <text:p>17.11192800336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4102015321594">
                <text:p>13.4102015321594</text:p>
              </table:table-cell>
              <table:table-cell office:value-type="float" office:value="17.0725851797741">
                <text:p>17.07258517977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9912848671466">
                <text:p>12.9912848671466</text:p>
              </table:table-cell>
              <table:table-cell office:value-type="float" office:value="17.0075972125604">
                <text:p>17.0075972125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9518227866774">
                <text:p>12.9518227866774</text:p>
              </table:table-cell>
              <table:table-cell office:value-type="float" office:value="16.9435028109231">
                <text:p>16.9435028109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8909382879775">
                <text:p>12.8909382879775</text:p>
              </table:table-cell>
              <table:table-cell office:value-type="float" office:value="16.8802872897474">
                <text:p>16.880287289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7659506206874">
                <text:p>12.7659506206874</text:p>
              </table:table-cell>
              <table:table-cell office:value-type="float" office:value="16.8308494532877">
                <text:p>16.83084945328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6377830000489">
                <text:p>12.6377830000489</text:p>
              </table:table-cell>
              <table:table-cell office:value-type="float" office:value="16.7949342648881">
                <text:p>16.7949342648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5211629760915">
                <text:p>12.5211629760915</text:p>
              </table:table-cell>
              <table:table-cell office:value-type="float" office:value="16.7594537222321">
                <text:p>16.7594537222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418354023749">
                <text:p>12.418354023749</text:p>
              </table:table-cell>
              <table:table-cell office:value-type="float" office:value="16.7115702923531">
                <text:p>16.71157029235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3417415680069">
                <text:p>12.3417415680069</text:p>
              </table:table-cell>
              <table:table-cell office:value-type="float" office:value="16.6643004605139">
                <text:p>16.6643004605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2645315692851">
                <text:p>12.2645315692851</text:p>
              </table:table-cell>
              <table:table-cell office:value-type="float" office:value="16.6303944375313">
                <text:p>16.63039443753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1851460329569">
                <text:p>12.1851460329569</text:p>
              </table:table-cell>
              <table:table-cell office:value-type="float" office:value="16.5841617301437">
                <text:p>16.58416173014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1034750505694">
                <text:p>12.1034750505694</text:p>
              </table:table-cell>
              <table:table-cell office:value-type="float" office:value="16.5385179570305">
                <text:p>16.5385179570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0291655123026">
                <text:p>12.0291655123026</text:p>
              </table:table-cell>
              <table:table-cell office:value-type="float" office:value="16.5061184212735">
                <text:p>16.50611842127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9998082308757">
                <text:p>11.9998082308757</text:p>
              </table:table-cell>
              <table:table-cell office:value-type="float" office:value="16.4614659122339">
                <text:p>16.46146591223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9521835012169">
                <text:p>11.9521835012169</text:p>
              </table:table-cell>
              <table:table-cell office:value-type="float" office:value="16.4173789178756">
                <text:p>16.4173789178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8411716624302">
                <text:p>11.8411716624302</text:p>
              </table:table-cell>
              <table:table-cell office:value-type="float" office:value="16.3612865308739">
                <text:p>16.36128653087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7560248750321">
                <text:p>11.7560248750321</text:p>
              </table:table-cell>
              <table:table-cell office:value-type="float" office:value="16.3059438526391">
                <text:p>16.30594385263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6721105464604">
                <text:p>11.6721105464604</text:p>
              </table:table-cell>
              <table:table-cell office:value-type="float" office:value="16.2388704253373">
                <text:p>16.2388704253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5847687054717">
                <text:p>11.5847687054717</text:p>
              </table:table-cell>
              <table:table-cell office:value-type="float" office:value="16.1727395134326">
                <text:p>16.17273951343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4858936390931">
                <text:p>11.4858936390931</text:p>
              </table:table-cell>
              <table:table-cell office:value-type="float" office:value="16.107535198511">
                <text:p>16.107535198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3705448967449">
                <text:p>11.3705448967449</text:p>
              </table:table-cell>
              <table:table-cell office:value-type="float" office:value="16.0432418870442">
                <text:p>16.04324188704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2705548437138">
                <text:p>11.2705548437138</text:p>
              </table:table-cell>
              <table:table-cell office:value-type="float" office:value="15.9921139944004">
                <text:p>15.9921139944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1537235206792">
                <text:p>11.1537235206792</text:p>
              </table:table-cell>
              <table:table-cell office:value-type="float" office:value="15.9416578849366">
                <text:p>15.94165788493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629936946109">
                <text:p>11.0629936946109</text:p>
              </table:table-cell>
              <table:table-cell office:value-type="float" office:value="15.8918631504436">
                <text:p>15.8918631504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9597659869468">
                <text:p>10.9597659869468</text:p>
              </table:table-cell>
              <table:table-cell office:value-type="float" office:value="15.8427195764866">
                <text:p>15.84271957648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829275762493">
                <text:p>10.829275762493</text:p>
              </table:table-cell>
              <table:table-cell office:value-type="float" office:value="15.7942171381359">
                <text:p>15.79421713813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6848008189842">
                <text:p>10.6848008189842</text:p>
              </table:table-cell>
              <table:table-cell office:value-type="float" office:value="15.7101304049868">
                <text:p>15.71013040498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5651091375474">
                <text:p>10.5651091375474</text:p>
              </table:table-cell>
              <table:table-cell office:value-type="float" office:value="15.6273255231855">
                <text:p>15.62732552318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4697323447712">
                <text:p>10.4697323447712</text:p>
              </table:table-cell>
              <table:table-cell office:value-type="float" office:value="15.5457786204577">
                <text:p>15.54577862045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3698886980053">
                <text:p>10.3698886980053</text:p>
              </table:table-cell>
              <table:table-cell office:value-type="float" office:value="15.4654663624799">
                <text:p>15.46546636247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2427615350623">
                <text:p>10.2427615350623</text:p>
              </table:table-cell>
              <table:table-cell office:value-type="float" office:value="15.3863659386758">
                <text:p>15.38636593867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1359529699683">
                <text:p>10.1359529699683</text:p>
              </table:table-cell>
              <table:table-cell office:value-type="float" office:value="15.3084550484397">
                <text:p>15.30845504843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0359220586857">
                <text:p>10.0359220586857</text:p>
              </table:table-cell>
              <table:table-cell office:value-type="float" office:value="15.2434071463301">
                <text:p>15.24340714633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4012418173676">
                <text:p>9.94012418173676</text:p>
              </table:table-cell>
              <table:table-cell office:value-type="float" office:value="15.1909369948385">
                <text:p>15.1909369948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5093061390451">
                <text:p>9.85093061390451</text:p>
              </table:table-cell>
              <table:table-cell office:value-type="float" office:value="15.1391694571106">
                <text:p>15.1391694571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75180877215238">
                <text:p>9.75180877215238</text:p>
              </table:table-cell>
              <table:table-cell office:value-type="float" office:value="15.0880933723091">
                <text:p>15.0880933723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64443001421657">
                <text:p>9.64443001421657</text:p>
              </table:table-cell>
              <table:table-cell office:value-type="float" office:value="14.9916011518952">
                <text:p>14.99160115189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54631078158045">
                <text:p>9.54631078158045</text:p>
              </table:table-cell>
              <table:table-cell office:value-type="float" office:value="14.8966817335888">
                <text:p>14.89668173358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42558164874751">
                <text:p>9.42558164874751</text:p>
              </table:table-cell>
              <table:table-cell office:value-type="float" office:value="14.8033035201876">
                <text:p>14.80330352018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33176338100271">
                <text:p>9.33176338100271</text:p>
              </table:table-cell>
              <table:table-cell office:value-type="float" office:value="14.7114356813627">
                <text:p>14.71143568136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25095933066163">
                <text:p>9.25095933066163</text:p>
              </table:table-cell>
              <table:table-cell office:value-type="float" office:value="14.6210481319566">
                <text:p>14.62104813195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5990660660439">
                <text:p>9.15990660660439</text:p>
              </table:table-cell>
              <table:table-cell office:value-type="float" office:value="14.5321115109764">
                <text:p>14.53211151097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04849282309465">
                <text:p>9.04849282309465</text:p>
              </table:table-cell>
              <table:table-cell office:value-type="float" office:value="14.4335147767922">
                <text:p>14.43351477679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94183664245315">
                <text:p>8.94183664245315</text:p>
              </table:table-cell>
              <table:table-cell office:value-type="float" office:value="14.3365629781425">
                <text:p>14.33656297814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86791827353268">
                <text:p>8.86791827353268</text:p>
              </table:table-cell>
              <table:table-cell office:value-type="float" office:value="14.2412222137203">
                <text:p>14.2412222137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3.952cm" style:legend-expansion="high" chart:style-name="ch2"/>
        <chart:plot-area chart:style-name="ch3" table:cell-range-address="test.B80:test.B170 test.F80:test.F170" chart:data-source-has-labels="row" svg:x="0.32cm" svg:y="0.18cm" svg:width="13.15cm" svg:height="8.64cm">
          <chartooo:coordinate-region svg:x="0.941cm" svg:y="0.379cm" svg:width="12.529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81:test.B170" chart:label-cell-address="test.B80:test.B80" chart:class="chart:line">
            <chart:data-point chart:repeated="90"/>
          </chart:series>
          <chart:series chart:style-name="ch7" chart:values-cell-range-address="test.F81:test.F170" chart:label-cell-address="test.F80:test.F80" chart:class="chart:line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 (true)</text:p>
                <draw:g>
                  <svg:desc>test.B80:test.B80</svg:desc>
                </draw:g>
              </table:table-cell>
              <table:table-cell office:value-type="string">
                <text:p>dist est</text:p>
                <draw:g>
                  <svg:desc>test.F80:test.F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0279213510805">
                <text:p>12.0279213510805</text:p>
                <draw:g>
                  <svg:desc>test.B81:test.B170</svg:desc>
                </draw:g>
              </table:table-cell>
              <table:table-cell office:value-type="float" office:value="13.5935639087853">
                <text:p>13.5935639087853</text:p>
                <draw:g>
                  <svg:desc>test.F81:test.F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0944006291733">
                <text:p>12.0944006291733</text:p>
              </table:table-cell>
              <table:table-cell office:value-type="float" office:value="13.5935639087853">
                <text:p>13.5935639087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782844944467">
                <text:p>11.8782844944467</text:p>
              </table:table-cell>
              <table:table-cell office:value-type="float" office:value="13.5935639087853">
                <text:p>13.5935639087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488835032911">
                <text:p>11.7488835032911</text:p>
              </table:table-cell>
              <table:table-cell office:value-type="float" office:value="13.5935639087853">
                <text:p>13.5935639087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608728525541">
                <text:p>11.608728525541</text:p>
              </table:table-cell>
              <table:table-cell office:value-type="float" office:value="13.5935639087853">
                <text:p>13.5935639087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6855579130505">
                <text:p>11.6855579130505</text:p>
              </table:table-cell>
              <table:table-cell office:value-type="float" office:value="13.604001359665">
                <text:p>13.604001359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7386045942755">
                <text:p>11.7386045942755</text:p>
              </table:table-cell>
              <table:table-cell office:value-type="float" office:value="13.6143423303195">
                <text:p>13.6143423303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8880991033212">
                <text:p>11.8880991033212</text:p>
              </table:table-cell>
              <table:table-cell office:value-type="float" office:value="13.6350489059457">
                <text:p>13.6350489059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1607729660761">
                <text:p>12.1607729660761</text:p>
              </table:table-cell>
              <table:table-cell office:value-type="float" office:value="13.6555794382571">
                <text:p>13.6555794382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114739788417">
                <text:p>12.3114739788417</text:p>
              </table:table-cell>
              <table:table-cell office:value-type="float" office:value="13.6759351161231">
                <text:p>13.6759351161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3872928914204">
                <text:p>12.3872928914204</text:p>
              </table:table-cell>
              <table:table-cell office:value-type="float" office:value="13.6961171266055">
                <text:p>13.6961171266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130610363555">
                <text:p>12.5130610363555</text:p>
              </table:table-cell>
              <table:table-cell office:value-type="float" office:value="13.7161266548114">
                <text:p>13.7161266548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6654335835361">
                <text:p>12.6654335835361</text:p>
              </table:table-cell>
              <table:table-cell office:value-type="float" office:value="13.7148955738614">
                <text:p>13.7148955738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952209402639">
                <text:p>12.7952209402639</text:p>
              </table:table-cell>
              <table:table-cell office:value-type="float" office:value="13.703155314883">
                <text:p>13.703155314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9632462468396">
                <text:p>12.9632462468396</text:p>
              </table:table-cell>
              <table:table-cell office:value-type="float" office:value="13.6915423582019">
                <text:p>13.6915423582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9502710047256">
                <text:p>12.9502710047256</text:p>
              </table:table-cell>
              <table:table-cell office:value-type="float" office:value="13.680055225568">
                <text:p>13.680055225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8835821636234">
                <text:p>12.8835821636234</text:p>
              </table:table-cell>
              <table:table-cell office:value-type="float" office:value="13.6686924578485">
                <text:p>13.6686924578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2998845024325">
                <text:p>12.2998845024325</text:p>
              </table:table-cell>
              <table:table-cell office:value-type="float" office:value="13.6574526147432">
                <text:p>13.6574526147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238537496435">
                <text:p>12.238537496435</text:p>
              </table:table-cell>
              <table:table-cell office:value-type="float" office:value="13.6672982580888">
                <text:p>13.6672982580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2016253532045">
                <text:p>12.2016253532045</text:p>
              </table:table-cell>
              <table:table-cell office:value-type="float" office:value="13.6770524365874">
                <text:p>13.6770524365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1962781478737">
                <text:p>12.1962781478737</text:p>
              </table:table-cell>
              <table:table-cell office:value-type="float" office:value="13.6867159306455">
                <text:p>13.6867159306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2686609302043">
                <text:p>12.2686609302043</text:p>
              </table:table-cell>
              <table:table-cell office:value-type="float" office:value="13.6857812579146">
                <text:p>13.6857812579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3688163710542">
                <text:p>12.3688163710542</text:p>
              </table:table-cell>
              <table:table-cell office:value-type="float" office:value="13.6743565094902">
                <text:p>13.6743565094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4700940357545">
                <text:p>12.4700940357545</text:p>
              </table:table-cell>
              <table:table-cell office:value-type="float" office:value="13.6525726441124">
                <text:p>13.6525726441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849696646209">
                <text:p>12.5849696646209</text:p>
              </table:table-cell>
              <table:table-cell office:value-type="float" office:value="13.6310408014429">
                <text:p>13.63104080144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7062938014531">
                <text:p>12.7062938014531</text:p>
              </table:table-cell>
              <table:table-cell office:value-type="float" office:value="13.6097577281504">
                <text:p>13.60975772815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8414215358486">
                <text:p>12.8414215358486</text:p>
              </table:table-cell>
              <table:table-cell office:value-type="float" office:value="13.5887202196753">
                <text:p>13.5887202196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8414215358486">
                <text:p>12.8414215358486</text:p>
              </table:table-cell>
              <table:table-cell office:value-type="float" office:value="13.5471135621658">
                <text:p>13.5471135621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9786528147692">
                <text:p>12.9786528147692</text:p>
              </table:table-cell>
              <table:table-cell office:value-type="float" office:value="13.5060484614311">
                <text:p>13.5060484614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256789476835">
                <text:p>13.1256789476835</text:p>
              </table:table-cell>
              <table:table-cell office:value-type="float" office:value="13.4655166318078">
                <text:p>13.4655166318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22689035539">
                <text:p>13.522689035539</text:p>
              </table:table-cell>
              <table:table-cell office:value-type="float" office:value="13.4255099397691">
                <text:p>13.4255099397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666687041248">
                <text:p>13.666687041248</text:p>
              </table:table-cell>
              <table:table-cell office:value-type="float" office:value="13.3860204006174">
                <text:p>13.3860204006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6729706371322">
                <text:p>13.6729706371322</text:p>
              </table:table-cell>
              <table:table-cell office:value-type="float" office:value="13.3572883395486">
                <text:p>13.35728833954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6618233719528">
                <text:p>13.6618233719528</text:p>
              </table:table-cell>
              <table:table-cell office:value-type="float" office:value="13.3493806851505">
                <text:p>13.34938068515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6358750674111">
                <text:p>13.6358750674111</text:p>
              </table:table-cell>
              <table:table-cell office:value-type="float" office:value="13.3415567187324">
                <text:p>13.3415567187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6340007516486">
                <text:p>13.6340007516486</text:p>
              </table:table-cell>
              <table:table-cell office:value-type="float" office:value="13.3440535190849">
                <text:p>13.34405351908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6302783626171">
                <text:p>13.6302783626171</text:p>
              </table:table-cell>
              <table:table-cell office:value-type="float" office:value="13.3465258117107">
                <text:p>13.3465258117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6019506845051">
                <text:p>13.6019506845051</text:p>
              </table:table-cell>
              <table:table-cell office:value-type="float" office:value="13.3489738326112">
                <text:p>13.3489738326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5588787448544">
                <text:p>13.5588787448544</text:p>
              </table:table-cell>
              <table:table-cell office:value-type="float" office:value="13.3309183851172">
                <text:p>13.3309183851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5588787448544">
                <text:p>13.5588787448544</text:p>
              </table:table-cell>
              <table:table-cell office:value-type="float" office:value="13.3130675484">
                <text:p>13.3130675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4985020119605">
                <text:p>13.4985020119605</text:p>
              </table:table-cell>
              <table:table-cell office:value-type="float" office:value="13.2954187660587">
                <text:p>13.2954187660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5937601702572">
                <text:p>13.5937601702572</text:p>
              </table:table-cell>
              <table:table-cell office:value-type="float" office:value="13.2779695183896">
                <text:p>13.27796951838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5606603156871">
                <text:p>13.5606603156871</text:p>
              </table:table-cell>
              <table:table-cell office:value-type="float" office:value="13.2302185182602">
                <text:p>13.23021851826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5098829209793">
                <text:p>13.5098829209793</text:p>
              </table:table-cell>
              <table:table-cell office:value-type="float" office:value="13.2033665562053">
                <text:p>13.20336655620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4853243568384">
                <text:p>13.4853243568384</text:p>
              </table:table-cell>
              <table:table-cell office:value-type="float" office:value="13.1566251229551">
                <text:p>13.15662512295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3990623799699">
                <text:p>13.3990623799699</text:p>
              </table:table-cell>
              <table:table-cell office:value-type="float" office:value="13.1105141022246">
                <text:p>13.1105141022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3402237235522">
                <text:p>13.3402237235522</text:p>
              </table:table-cell>
              <table:table-cell office:value-type="float" office:value="13.065023386299">
                <text:p>13.065023386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9714245474085">
                <text:p>11.9714245474085</text:p>
              </table:table-cell>
              <table:table-cell office:value-type="float" office:value="13.0201430627569">
                <text:p>13.02014306275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9187715465466">
                <text:p>11.9187715465466</text:p>
              </table:table-cell>
              <table:table-cell office:value-type="float" office:value="12.9659078878542">
                <text:p>12.96590788785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8613510891364">
                <text:p>11.8613510891364</text:p>
              </table:table-cell>
              <table:table-cell office:value-type="float" office:value="12.9124376060133">
                <text:p>12.91243760601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7729875331405">
                <text:p>11.7729875331405</text:p>
              </table:table-cell>
              <table:table-cell office:value-type="float" office:value="12.859719240217">
                <text:p>12.859719240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6489213035495">
                <text:p>11.6489213035495</text:p>
              </table:table-cell>
              <table:table-cell office:value-type="float" office:value="12.8077400795453">
                <text:p>12.8077400795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53299415799">
                <text:p>11.53299415799</text:p>
              </table:table-cell>
              <table:table-cell office:value-type="float" office:value="12.7564876727463">
                <text:p>12.75648767274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441410658534">
                <text:p>11.441410658534</text:p>
              </table:table-cell>
              <table:table-cell office:value-type="float" office:value="12.7157057423629">
                <text:p>12.71570574236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3666058949169">
                <text:p>11.3666058949169</text:p>
              </table:table-cell>
              <table:table-cell office:value-type="float" office:value="12.6754600615402">
                <text:p>12.67546006154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747113750058">
                <text:p>11.2747113750058</text:p>
              </table:table-cell>
              <table:table-cell office:value-type="float" office:value="12.6357423136077">
                <text:p>12.6357423136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1591614778878">
                <text:p>11.1591614778878</text:p>
              </table:table-cell>
              <table:table-cell office:value-type="float" office:value="12.5965443369001">
                <text:p>12.5965443369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0263650665913">
                <text:p>11.0263650665913</text:p>
              </table:table-cell>
              <table:table-cell office:value-type="float" office:value="12.5482233070052">
                <text:p>12.54822330700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8892852937645">
                <text:p>10.8892852937645</text:p>
              </table:table-cell>
              <table:table-cell office:value-type="float" office:value="12.4622487708087">
                <text:p>12.46224877080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781337705861">
                <text:p>10.781337705861</text:p>
              </table:table-cell>
              <table:table-cell office:value-type="float" office:value="12.3682176421656">
                <text:p>12.3682176421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7154443886169">
                <text:p>10.7154443886169</text:p>
              </table:table-cell>
              <table:table-cell office:value-type="float" office:value="12.2758257265148">
                <text:p>12.27582572651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6478542864825">
                <text:p>10.6478542864825</text:p>
              </table:table-cell>
              <table:table-cell office:value-type="float" office:value="12.1570127975566">
                <text:p>12.1570127975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5476343457688">
                <text:p>10.5476343457688</text:p>
              </table:table-cell>
              <table:table-cell office:value-type="float" office:value="12.0312828912574">
                <text:p>12.03128289125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4579569139957">
                <text:p>10.4579569139957</text:p>
              </table:table-cell>
              <table:table-cell office:value-type="float" office:value="11.908091208709">
                <text:p>11.9080912087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36989793775">
                <text:p>10.36989793775</text:p>
              </table:table-cell>
              <table:table-cell office:value-type="float" office:value="11.7873740218775">
                <text:p>11.78737402187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2854080068044">
                <text:p>10.2854080068044</text:p>
              </table:table-cell>
              <table:table-cell office:value-type="float" office:value="11.6690695120035">
                <text:p>11.6690695120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1686778791741">
                <text:p>10.1686778791741</text:p>
              </table:table-cell>
              <table:table-cell office:value-type="float" office:value="11.5353966176835">
                <text:p>11.53539661768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0202155591294">
                <text:p>10.0202155591294</text:p>
              </table:table-cell>
              <table:table-cell office:value-type="float" office:value="11.4045688830764">
                <text:p>11.40456888307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86534859025802">
                <text:p>9.86534859025802</text:p>
              </table:table-cell>
              <table:table-cell office:value-type="float" office:value="11.2765110706357">
                <text:p>11.27651107063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76225819358024">
                <text:p>9.76225819358024</text:p>
              </table:table-cell>
              <table:table-cell office:value-type="float" office:value="11.1511503078859">
                <text:p>11.15115030788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69056098872936">
                <text:p>9.69056098872936</text:p>
              </table:table-cell>
              <table:table-cell office:value-type="float" office:value="11.0284160022169">
                <text:p>11.02841600221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61430047965937">
                <text:p>9.61430047965937</text:p>
              </table:table-cell>
              <table:table-cell office:value-type="float" office:value="10.9082397591118">
                <text:p>10.90823975911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5311501432747">
                <text:p>9.5311501432747</text:p>
              </table:table-cell>
              <table:table-cell office:value-type="float" office:value="10.790555303656">
                <text:p>10.790555303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41640261819916">
                <text:p>9.41640261819916</text:p>
              </table:table-cell>
              <table:table-cell office:value-type="float" office:value="10.6752984051821">
                <text:p>10.67529840518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30283593813333">
                <text:p>9.30283593813333</text:p>
              </table:table-cell>
              <table:table-cell office:value-type="float" office:value="10.5624068049139">
                <text:p>10.56240680491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21271307001988">
                <text:p>9.21271307001988</text:p>
              </table:table-cell>
              <table:table-cell office:value-type="float" office:value="10.4518201464769">
                <text:p>10.45182014647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12718945844606">
                <text:p>9.12718945844606</text:p>
              </table:table-cell>
              <table:table-cell office:value-type="float" office:value="10.343479909151">
                <text:p>10.3434799091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03587100117684">
                <text:p>9.03587100117684</text:p>
              </table:table-cell>
              <table:table-cell office:value-type="float" office:value="10.2373293437461">
                <text:p>10.23732934374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89324425944314">
                <text:p>8.89324425944314</text:p>
              </table:table-cell>
              <table:table-cell office:value-type="float" office:value="10.133313410987">
                <text:p>10.1333134109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74441512777525">
                <text:p>8.74441512777525</text:p>
              </table:table-cell>
              <table:table-cell office:value-type="float" office:value="10.0313787222999">
                <text:p>10.0313787222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6307277658913">
                <text:p>8.6307277658913</text:p>
              </table:table-cell>
              <table:table-cell office:value-type="float" office:value="9.69795923037221">
                <text:p>9.69795923037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55564711875836">
                <text:p>8.55564711875836</text:p>
              </table:table-cell>
              <table:table-cell office:value-type="float" office:value="9.60462066741621">
                <text:p>9.604620667416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47942097901458">
                <text:p>8.47942097901458</text:p>
              </table:table-cell>
              <table:table-cell office:value-type="float" office:value="9.51310043066523">
                <text:p>9.513100430665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8023003314607">
                <text:p>8.38023003314607</text:p>
              </table:table-cell>
              <table:table-cell office:value-type="float" office:value="9.41612454464067">
                <text:p>9.416124544640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28614782026685">
                <text:p>8.28614782026685</text:p>
              </table:table-cell>
              <table:table-cell office:value-type="float" office:value="9.32824918596165">
                <text:p>9.328249185961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21280516078559">
                <text:p>8.21280516078559</text:p>
              </table:table-cell>
              <table:table-cell office:value-type="float" office:value="9.24206043666387">
                <text:p>9.24206043666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13862681959738">
                <text:p>8.13862681959738</text:p>
              </table:table-cell>
              <table:table-cell office:value-type="float" office:value="9.15049208010002">
                <text:p>9.1504920801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5019482684904">
                <text:p>8.05019482684904</text:p>
              </table:table-cell>
              <table:table-cell office:value-type="float" office:value="9.06073311313412">
                <text:p>9.06073311313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91174236565197">
                <text:p>7.91174236565197</text:p>
              </table:table-cell>
              <table:table-cell office:value-type="float" office:value="8.8564234175327">
                <text:p>8.85642341753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77910186260797">
                <text:p>7.77910186260797</text:p>
              </table:table-cell>
              <table:table-cell office:value-type="float" office:value="8.65869524970656">
                <text:p>8.65869524970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